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ObjectReplacements/Object 1"/>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ce style:name="serif" svg:font-family="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5.289cm" table:align="left"/>
    </style:style>
    <style:style style:name="表格1.A" style:family="table-column">
      <style:table-column-properties style:column-width="0.707cm"/>
    </style:style>
    <style:style style:name="表格1.B" style:family="table-column">
      <style:table-column-properties style:column-width="4.034cm"/>
    </style:style>
    <style:style style:name="表格1.C" style:family="table-column">
      <style:table-column-properties style:column-width="0.531cm"/>
    </style:style>
    <style:style style:name="表格1.D" style:family="table-column">
      <style:table-column-properties style:column-width="10.017cm"/>
    </style:style>
    <style:style style:name="表格1.A1" style:family="table-cell">
      <style:table-cell-properties style:vertical-align="middle" fo:padding="0.049cm" fo:border="none"/>
    </style:style>
    <style:style style:name="P1" style:family="paragraph" style:parent-style-name="Heading_20_1">
      <style:text-properties fo:font-variant="normal" fo:text-transform="none" fo:color="#000000" style:font-name="serif" fo:letter-spacing="normal" fo:font-style="normal" fo:font-weight="bold"/>
    </style:style>
    <style:style style:name="P2" style:family="paragraph" style:parent-style-name="Heading_20_2">
      <style:paragraph-properties fo:margin-left="0cm" fo:margin-right="0cm" style:line-height-at-least="0.503cm" fo:text-align="center" style:justify-single-word="false" fo:orphans="2" fo:widows="2" fo:text-indent="0cm" style:auto-text-indent="false"/>
    </style:style>
    <style:style style:name="P3" style:family="paragraph" style:parent-style-name="Heading_20_2">
      <style:paragraph-properties fo:margin-left="0cm" fo:margin-right="0cm" fo:margin-top="0cm" fo:margin-bottom="0cm" style:line-height-at-least="0.503cm" fo:text-align="center" style:justify-single-word="false" fo:orphans="2" fo:widows="2" fo:text-indent="0cm" style:auto-text-indent="false" fo:padding="0cm" fo:border="none"/>
    </style:style>
    <style:style style:name="P4" style:family="paragraph" style:parent-style-name="Heading_20_2">
      <style:paragraph-properties fo:margin-left="0cm" fo:margin-right="0cm" fo:margin-top="0cm" fo:margin-bottom="0.127cm" style:line-height-at-least="0.503cm" fo:text-align="start" style:justify-single-word="false" fo:orphans="2" fo:widows="2" fo:text-indent="0cm" style:auto-text-indent="false"/>
      <style:text-properties fo:font-variant="normal" fo:text-transform="none" fo:color="#000000" style:font-name="serif" fo:letter-spacing="normal" fo:font-style="normal" fo:font-weight="bold"/>
    </style:style>
    <style:style style:name="P5" style:family="paragraph" style:parent-style-name="Quotations">
      <style:paragraph-properties fo:margin-left="2.778cm" fo:margin-right="2.778cm" style:line-height-at-least="0.503cm" fo:orphans="2" fo:widows="2" fo:text-indent="0cm" style:auto-text-indent="false"/>
    </style:style>
    <style:style style:name="P6" style:family="paragraph" style:parent-style-name="Table_20_Contents">
      <style:text-properties fo:font-size="2pt" style:font-size-asian="2pt" style:font-size-complex="2pt"/>
    </style:style>
    <style:style style:name="P7" style:family="paragraph" style:parent-style-name="Table_20_Contents">
      <style:text-properties fo:font-size="10pt"/>
    </style:style>
    <style:style style:name="P8" style:family="paragraph" style:parent-style-name="Text_20_body" style:list-style-name="L1">
      <style:paragraph-properties style:line-height-at-least="0.503cm" fo:orphans="2" fo:widows="2"/>
    </style:style>
    <style:style style:name="P9" style:family="paragraph" style:parent-style-name="Text_20_body" style:list-style-name="L2">
      <style:paragraph-properties style:line-height-at-least="0.503cm" fo:orphans="2" fo:widows="2"/>
    </style:style>
    <style:style style:name="P10" style:family="paragraph" style:parent-style-name="Text_20_body" style:list-style-name="L3">
      <style:paragraph-properties style:line-height-at-least="0.503cm" fo:orphans="2" fo:widows="2"/>
      <style:text-properties fo:font-variant="normal" fo:text-transform="none" fo:color="#000000" style:font-name="serif" fo:letter-spacing="normal" fo:font-style="normal" fo:font-weight="normal"/>
    </style:style>
    <style:style style:name="P11" style:family="paragraph" style:parent-style-name="Text_20_body" style:list-style-name="L4">
      <style:paragraph-properties style:line-height-at-least="0.503cm" fo:orphans="2" fo:widows="2"/>
      <style:text-properties fo:font-variant="normal" fo:text-transform="none" fo:color="#000000" style:font-name="serif" fo:letter-spacing="normal" fo:font-style="normal" fo:font-weight="normal"/>
    </style:style>
    <style:style style:name="P12" style:family="paragraph" style:parent-style-name="Text_20_body">
      <style:paragraph-properties fo:margin-left="0cm" fo:margin-right="0cm" style:line-height-at-least="0.503cm" fo:text-align="justify" style:justify-single-word="false" fo:orphans="2" fo:widows="2" fo:text-indent="0.889cm" style:auto-text-indent="false"/>
    </style:style>
    <style:style style:name="P13" style:family="paragraph" style:parent-style-name="Text_20_body">
      <style:paragraph-properties fo:margin-left="0cm" fo:margin-right="0cm" style:line-height-at-least="0.503cm" fo:text-align="justify" style:justify-single-word="false" fo:orphans="2" fo:widows="2" fo:text-indent="0.889cm" style:auto-text-indent="false"/>
      <style:text-properties fo:font-variant="normal" fo:text-transform="none" fo:color="#000000" style:font-name="serif" fo:letter-spacing="normal" fo:font-style="normal" fo:font-weight="normal"/>
    </style:style>
    <style:style style:name="P14" style:family="paragraph" style:parent-style-name="Text_20_body">
      <style:paragraph-properties fo:margin-left="0cm" fo:margin-right="0cm" style:line-height-at-least="0.503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15"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16" style:family="paragraph" style:parent-style-name="Text_20_body">
      <style:paragraph-properties fo:margin-left="0cm" fo:margin-right="0cm" style:line-height-at-least="0.503cm" fo:text-align="center" style:justify-single-word="false" fo:orphans="2" fo:widows="2" fo:text-indent="0cm" style:auto-text-indent="false"/>
    </style:style>
    <style:style style:name="P17" style:family="paragraph" style:parent-style-name="Text_20_body">
      <style:paragraph-properties fo:margin-left="1.778cm" fo:margin-right="0cm" style:line-height-at-least="0.503cm" fo:text-align="justify" style:justify-single-word="false" fo:orphans="2" fo:widows="2" fo:text-indent="0cm" style:auto-text-indent="false"/>
    </style:style>
    <style:style style:name="P18" style:family="paragraph" style:parent-style-name="Text_20_body">
      <style:paragraph-properties fo:margin-left="1.778cm" fo:margin-right="0cm" style:line-height-at-least="0.503cm" fo:text-align="justify" style:justify-single-word="false" fo:orphans="2" fo:widows="2" fo:text-indent="0cm" style:auto-text-indent="false"/>
      <style:text-properties fo:font-variant="normal" fo:text-transform="none" fo:color="#000000" style:font-name="serif" fo:letter-spacing="normal" fo:font-style="normal" fo:font-weight="normal"/>
    </style:style>
    <style:style style:name="P19" style:family="paragraph" style:parent-style-name="Text_20_body" style:list-style-name="L1">
      <style:paragraph-properties fo:margin-top="0cm" fo:margin-bottom="0cm" style:line-height-at-least="0.503cm" fo:orphans="2" fo:widows="2"/>
    </style:style>
    <style:style style:name="P20" style:family="paragraph" style:parent-style-name="Text_20_body" style:list-style-name="L2">
      <style:paragraph-properties fo:margin-top="0cm" fo:margin-bottom="0cm" style:line-height-at-least="0.503cm" fo:orphans="2" fo:widows="2"/>
    </style:style>
    <style:style style:name="P21" style:family="paragraph" style:parent-style-name="Text_20_body" style:list-style-name="L3">
      <style:paragraph-properties fo:margin-top="0cm" fo:margin-bottom="0cm" style:line-height-at-least="0.503cm" fo:orphans="2" fo:widows="2"/>
      <style:text-properties fo:font-variant="normal" fo:text-transform="none" fo:color="#000000" style:font-name="serif" fo:letter-spacing="normal" fo:font-style="normal" fo:font-weight="normal"/>
    </style:style>
    <style:style style:name="P22" style:family="paragraph" style:parent-style-name="Text_20_body" style:list-style-name="L4">
      <style:paragraph-properties fo:margin-top="0cm" fo:margin-bottom="0cm" style:line-height-at-least="0.503cm" fo:orphans="2" fo:widows="2"/>
      <style:text-properties fo:font-variant="normal" fo:text-transform="none" fo:color="#000000" style:font-name="serif" fo:letter-spacing="normal" fo:font-style="normal" fo:font-weight="normal"/>
    </style:style>
    <style:style style:name="P23" style:family="paragraph" style:parent-style-name="Preformatted_20_Text">
      <style:paragraph-properties fo:margin-left="1.778cm" fo:margin-right="1.778cm" fo:margin-top="0cm" fo:margin-bottom="0cm" fo:text-align="start" style:justify-single-word="false" fo:orphans="2" fo:widows="2" fo:text-indent="0cm" style:auto-text-indent="false"/>
      <style:text-properties fo:font-variant="normal" fo:text-transform="none" fo:color="#000000" fo:letter-spacing="normal" fo:font-style="normal" fo:font-weight="normal"/>
    </style:style>
    <style:style style:name="P24" style:family="paragraph" style:parent-style-name="Preformatted_20_Text">
      <style:paragraph-properties fo:margin-left="1.778cm" fo:margin-right="1.778cm" fo:margin-top="0cm" fo:margin-bottom="0cm" fo:text-align="start" style:justify-single-word="false" fo:orphans="2" fo:widows="2" fo:text-indent="0cm" style:auto-text-indent="false"/>
      <style:text-properties fo:font-variant="normal" fo:text-transform="none" fo:color="#000000" fo:letter-spacing="normal"/>
    </style:style>
    <style:style style:name="P25" style:family="paragraph" style:parent-style-name="Preformatted_20_Text">
      <style:paragraph-properties fo:margin-left="1.778cm" fo:margin-right="1.778cm" fo:margin-top="0cm" fo:margin-bottom="0cm" fo:text-align="start" style:justify-single-word="false" fo:orphans="2" fo:widows="2" fo:text-indent="0cm" style:auto-text-indent="false"/>
    </style:style>
    <style:style style:name="T1" style:family="text">
      <style:text-properties fo:font-style="normal" fo:font-weight="normal"/>
    </style:style>
    <style:style style:name="T2" style:family="text">
      <style:text-properties fo:font-style="italic"/>
    </style:style>
    <style:style style:name="T3" style:family="text">
      <style:text-properties style:font-name="serif" fo:font-style="italic"/>
    </style:style>
    <style:style style:name="T4" style:family="text">
      <style:text-properties fo:font-variant="normal" fo:text-transform="none" fo:color="#000000" style:font-name="serif" fo:letter-spacing="normal" fo:font-style="normal" fo:font-weight="normal"/>
    </style:style>
    <style:style style:name="T5" style:family="text">
      <style:text-properties fo:font-variant="normal" fo:text-transform="none" fo:color="#000000" style:font-name="serif" fo:letter-spacing="normal" fo:font-style="italic" fo:font-weight="normal"/>
    </style:style>
    <style:style style:name="T6" style:family="text">
      <style:text-properties fo:font-variant="normal" fo:text-transform="none" fo:color="#000000" style:font-name="serif" fo:font-size="10pt" fo:letter-spacing="normal" fo:font-style="normal" fo:font-weight="normal"/>
    </style:style>
    <style:style style:name="T7" style:family="text">
      <style:text-properties fo:font-variant="normal" fo:text-transform="none" fo:color="#000000" style:font-name="monospace" fo:letter-spacing="normal" fo:font-style="normal" fo:font-weight="normal"/>
    </style:style>
    <style:style style:name="T8" style:family="text">
      <style:text-properties style:font-name="monospace"/>
    </style:style>
    <style:style style:name="T9" style:family="text">
      <style:text-properties fo:font-size="10pt"/>
    </style:style>
    <style:style style:name="T10"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1.77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77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77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77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正则学习基地4</text:p>
      <text:p text:style-name="Standard"/>
      <text:h text:style-name="P1" text:outline-level="1">Regular Expression Matching with a Trigram Index <text:line-break/>or <text:line-break/>How Google Code Search Worked</text:h>
      <text:h text:style-name="P2" text:outline-level="2"><text:a xlink:type="simple" xlink:href="http://swtch.com/~rsc/">Russ Cox</text:a><text:span text:style-name="T4"> <text:line-break/></text:span><text:span text:style-name="T5">rsc@swtch.com</text:span><text:span text:style-name="T4"> <text:line-break/>January 2012 <text:line-break/></text:span><text:span text:style-name="T4"><draw:a xlink:type="simple" xlink:href="https://plus.google.com/116810148281701144465"><draw:frame draw:style-name="fr1" draw:name="图形1" text:anchor-type="as-char" svg:width="0.476cm" svg:height="0.476cm" draw:z-index="0"><draw:image xlink:href="http://www.google.com/images/icons/ui/gprofile_button-16.png" xlink:type="simple" xlink:show="embed" xlink:actuate="onLoad"/></draw:frame></draw:a></text:span><text:span text:style-name="T4"> </text:span></text:h>
      <text:section text:style-name="Sect1" text:name="___plusone_0">
        <text:h text:style-name="P3" text:outline-level="2"><draw:frame draw:style-name="fr2" draw:name="对象1" text:anchor-type="as-char" svg:width="0.635cm" svg:height="0.397cm" draw:z-index="1"><draw:floating-frame xlink:href="https://plusone.google.com/_/+1/fastbutton?url=http%3A%2F%2Fswtch.com%2F~rsc%2Fregexp%2Fregexp4.html&amp;size=small&amp;count=true&amp;annotation=none&amp;hl=en-US&amp;jsh=m%3B%2F_%2Fapps-static%2F_%2Fjs%2Fgapi%2F__features__%2Frt%3Dj%2Fver%3Dijc3__e7y-w.zh_CN.%2Fsv%3D1%2Fam%3D!5VdQ9Ii80V-IH20oNg%2Fd%3D1%2Frs%3DAItRSTP3YVgtEyw8qm6TUsBiJNq0DXRnFg#id=I1_1336125758463&amp;parent=http%3A%2F%2Fswtch.com&amp;rpctoken=217517027&amp;_methods=onPlusOne%2C_ready%2C_close%2C_open%2C_resizeMe%2C_renderstart" xlink:type="simple" xlink:show="embed" xlink:actuate="onLoad" draw:frame-name="I1_1336125758463"/></draw:frame></text:h>
      </text:section>
      <text:h text:style-name="P4" text:outline-level="2"><text:bookmark text:name="intro"/>Introduction</text:h>
      <text:p text:style-name="P12"><text:span text:style-name="T4">In the summer of 2006, I was lucky enough to be an intern at Google. At the time, Google had an internal tool called gsearch that acted as if it ran grep over all the files in the Google source tree and printed the results. Of course, that implementation would be fairly slow, so what gsearch actually did was talk to a bunch of servers that kept different pieces of the source tree in memory: each machine did a grep through its memory and then gsearch merged the results and printed them. Jeff Dean, my intern host and one of the authors of gsearch, suggested that it would be cool to build a web interface that, in effect, let you run gsearch over the world's public source code. I thought that sounded fun, so that's what I did that summer. Due primarily to an excess of optimism in our original schedule, the launch slipped to October, but </text:span><text:a xlink:type="simple" xlink:href="http://googlecode.blogspot.com/2006/10/search-worlds-public-source-code.html">on October 5, 2006 we did launch</text:a><text:span text:style-name="T4">(by then I was back at school but still a part-time intern).</text:span></text:p>
      <text:p text:style-name="P12"><text:span text:style-name="T4">I built the earliest demos using Ken Thompson's Plan 9 grep, because I happened to have it lying around in library form. The plan had been to switch to a “real” regexp library, namely PCRE, probably behind a newly written, code reviewed parser, since PCRE's parser was a well-known source of security bugs. The only problem was my then-recent discovery that </text:span><text:a xlink:type="simple" xlink:href="http://swtch.com/~rsc/regexp/regexp1.html">none of the popular regexp implementations - not Perl, not Python, not PCRE - used real automata</text:a><text:span text:style-name="T4">. This was a surprise to me, and even to Rob Pike, the author of the Plan 9 regular expression library. (Ken was not yet at Google to be consulted.) I had learned about regular expressions and automata from the Dragon Book, from theory classes in college, and from reading Rob's and Ken's code. The idea that you wouldn't use the guaranteed linear time algorithm had never occurred to me. But it turned out that Rob's code in particular used an algorithm only a few people had ever known, and the others had </text:span><text:a xlink:type="simple" xlink:href="http://swtch.com/~rsc/regexp/regexp2.html#ahu74">forgotten about it years earlier</text:a><text:span text:style-name="T4">. We launched with the Plan 9 grep code; a few years later I did replace it, with </text:span><text:a xlink:type="simple" xlink:href="http://swtch.com/~rsc/regexp/regexp3.html">RE2</text:a><text:span text:style-name="T4">.</text:span></text:p>
      <text:p text:style-name="P12"><text:soft-page-break/><text:span text:style-name="T4">Code Search was Google's first and only search engine to accept regular expression queries, which was geekily great but a very small niche. The sad fact is that many programmers can't write regular expressions, let alone correct ones. When we started Code Search, a Google search for “regular expression search engine” turned up sites where you typed “phone number” and got back “</text:span><text:span text:style-name="Source_20_Text"><text:span text:style-name="T7">\(\d{3}\) \d{3}-\d{4}</text:span></text:span><text:span text:style-name="T4">”.</text:span></text:p>
      <text:p text:style-name="P12"><text:a xlink:type="simple" xlink:href="http://google-opensource.blogspot.com/2010/03/re2-principled-approach-to-regular.html">Google open sourced the regular expression engine</text:a><text:span text:style-name="T4"> I wrote for Code Search, </text:span><text:a xlink:type="simple" xlink:href="http://code.google.com/p/re2">RE2</text:a><text:span text:style-name="T4">, in March 2010. Code Search and RE2 have been a great vehicle for educating people about how to do regular expression search safely. In fact, Tom Christiansen recently told me that even people in the Perl community use it (</text:span><text:span text:style-name="Source_20_Text"><text:span text:style-name="T7">perl -Mre::engine::RE2</text:span></text:span><text:span text:style-name="T4">), to run regexp search engines (the real kind) on the web without opening themselves up to trivial denial of service attacks.</text:span></text:p>
      <text:p text:style-name="P12"><text:span text:style-name="T4">In October 2011, Google announced that it would </text:span><text:a xlink:type="simple" xlink:href="http://googleblog.blogspot.com/2011/10/fall-sweep.html">shut down Code Search</text:a><text:span text:style-name="T4"> as part of its efforts to </text:span><text:a xlink:type="simple" xlink:href="http://googleblog.blogspot.com/2011/09/fall-spring-clean.html">refocus on higher-impact products</text:a><text:span text:style-name="T4">, and now Code Search is no longer online. To mark the occasion, I thought it would be appropriate to write a little about how Code Search worked. The actual Code Search was built on top of Google's world-class document indexing and retrieval tools; this article is accompanied by an implementation that works well enough to index and search large code bases on a single computer.</text:span></text:p>
      <text:h text:style-name="P4" text:outline-level="2"><text:bookmark text:name="word"/>Indexed Word Search</text:h>
      <text:p text:style-name="P13">Before we can get to regular expression search, it helps to know a little about how word-based full-text search is implemented. The key data structure is called a posting list or inverted index, which lists, for every possible search term, the documents that contain that term.</text:p>
      <text:p text:style-name="P13">For example, consider these three very short documents:</text:p>
      <text:p text:style-name="P23">(1) Google Code Search</text:p>
      <text:p text:style-name="P23">(2) Google Code Project Hosting</text:p>
      <text:p text:style-name="P23">(3) Google Web Search</text:p>
      <text:p text:style-name="P14">The inverted index for these three documents looks like:</text:p>
      <text:p text:style-name="P23">Code: {1, 2}</text:p>
      <text:p text:style-name="P23">Google: {1, 2, 3}</text:p>
      <text:p text:style-name="P23">Hosting: {2}</text:p>
      <text:p text:style-name="P23">Project: {2}</text:p>
      <text:p text:style-name="P23">Search: {1, 3}</text:p>
      <text:p text:style-name="P23">Web: {3}</text:p>
      <text:p text:style-name="P14">To find all the documents that contain both Code and Search, you load the index entry for Code {1, 2} and intersect it with the list for Search {1, 3}, producing the list {1}. To find documents that contain Code or Search (or both), you union the lists instead of intersecting them. Since the lists are sorted, these operations run in linear time.</text:p>
      <text:p text:style-name="P13">To support phrases, full-text search implementations usually record each occurrence of a word in the posting list, along with its position:</text:p>
      <text:p text:style-name="P23">Code: {(1, 2), (2, 2)}</text:p>
      <text:p text:style-name="P23">Google: {(1, 1), (2, 1), (3, 1)}</text:p>
      <text:p text:style-name="P23">Hosting: {(2, 4)}</text:p>
      <text:p text:style-name="P23">Project: {(2, 3)}</text:p>
      <text:p text:style-name="P23">Search: {(1, 3), (3, 4)}</text:p>
      <text:p text:style-name="P23">Web: {(3, 2)}</text:p>
      <text:p text:style-name="P14"><text:soft-page-break/>To find the phrase “Code Search”, an implementation first loads the list for Code and then scans the list for Search to find entries that are one word past entries in the Code list. The (1, 2) entry in the Code list and the (1, 3) entry in the Search list are from the same document (1) and have consecutive word numbers (2 and 3), so document 1 contains the phrase “Code Search”.</text:p>
      <text:p text:style-name="P13">An alternate way to support phrases is to treat them as <text:span text:style-name="T9">AND</text:span> queries to identify a set of candidate documents and then filter out non-matching documents after loading the document bodies from disk. In practice, phrases built out of common words like “to be or not to be” make this approach unattractive. Storing the position information in the index entries makes the index bigger but avoids loading a document from disk unless it is guaranteed to be a match.</text:p>
      <text:h text:style-name="P4" text:outline-level="2"><text:bookmark text:name="regexp"/>Indexed Regular Expression Search</text:h>
      <text:p text:style-name="P13">There is too much source code in the world for Code Search to have kept it all in memory and run a regexp search over it all for every query, no matter how fast the regexp engine. Instead, Code Search used an inverted index to identify candidate documents to be searched, scored, ranked, and eventually shown as results.</text:p>
      <text:p text:style-name="P13">Regular expression matches do not always line up nicely on word boundaries, so the inverted index cannot be based on words like in the previous example. Instead, we can use an old information retrieval trick and build an index of <text:span text:style-name="T2">n</text:span>-grams, substrings of length <text:span text:style-name="T2">n</text:span>. This sounds more general than it is. In practice, there are too few distinct 2-grams and too many distinct 4-grams, so 3-grams (trigrams) it is.</text:p>
      <text:p text:style-name="P13">Continuing the example from the last section, the document set:</text:p>
      <text:p text:style-name="P23">(1) Google Code Search</text:p>
      <text:p text:style-name="P23">(2) Google Code Project Hosting</text:p>
      <text:p text:style-name="P23">(3) Google Web Search</text:p>
      <text:p text:style-name="P14">has this trigram index:</text:p>
      <text:p text:style-name="P23">_Co: {1, 2} <text:s text:c="4"/>Sea: {1, 3} <text:s text:c="4"/>e_W: {3} <text:s text:c="7"/>ogl: {1, 2, 3}</text:p>
      <text:p text:style-name="P23">_Ho: {2} <text:s text:c="7"/>Web: {3} <text:s text:c="7"/>ear: {1, 3} <text:s text:c="4"/>oje: {2}</text:p>
      <text:p text:style-name="P23">_Pr: {2} <text:s text:c="7"/>arc: {1, 3} <text:s text:c="4"/>eb_: {3} <text:s text:c="7"/>oog: {1, 2, 3}</text:p>
      <text:p text:style-name="P23">_Se: {1, 3} <text:s text:c="4"/>b_S: {3} <text:s text:c="7"/>ect: {2} <text:s text:c="7"/>ost: {2}</text:p>
      <text:p text:style-name="P23">_We: {3} <text:s text:c="7"/>ct_: {2} <text:s text:c="7"/>gle: {1, 2, 3} <text:s/>rch: {1, 3}</text:p>
      <text:p text:style-name="P23">Cod: {1, 2} <text:s text:c="4"/>de_: {1, 2} <text:s text:c="4"/>ing: {2} <text:s text:c="7"/>roj: {2}</text:p>
      <text:p text:style-name="P23">Goo: {1, 2, 3} <text:s/>e_C: {1, 2} <text:s text:c="4"/>jec: {2} <text:s text:c="7"/>sti: {2}</text:p>
      <text:p text:style-name="P23">Hos: {2} <text:s text:c="7"/>e_P: {2} <text:s text:c="7"/>le_: {1, 2, 3} <text:s/>t_H: {2}</text:p>
      <text:p text:style-name="P23">Pro: {2} <text:s text:c="7"/>e_S: {1} <text:s text:c="7"/>ode: {1, 1} <text:s text:c="4"/>tin: {2}</text:p>
      <text:p text:style-name="P14">(The _ character serves here as a visible representation of a space.)</text:p>
      <text:p text:style-name="P12"><text:span text:style-name="T4">Given a regular expression such as </text:span><text:span text:style-name="Source_20_Text"><text:span text:style-name="T7">/Google.*Search/</text:span></text:span><text:span text:style-name="T4">, we can build a query of </text:span><text:span text:style-name="T6">AND</text:span><text:span text:style-name="T4">s and </text:span><text:span text:style-name="T6">OR</text:span><text:span text:style-name="T4">s that gives the trigrams that must be present in any text matching the regular expression. In this case, the query is</text:span></text:p>
      <text:p text:style-name="P17"><text:span text:style-name="Source_20_Text"><text:span text:style-name="T7">Goo</text:span></text:span><text:span text:style-name="T4"> </text:span><text:span text:style-name="T6">AND</text:span><text:span text:style-name="T4"> </text:span><text:span text:style-name="Source_20_Text"><text:span text:style-name="T7">oog</text:span></text:span><text:span text:style-name="T4"> </text:span><text:span text:style-name="T6">AND</text:span><text:span text:style-name="T4"> </text:span><text:span text:style-name="Source_20_Text"><text:span text:style-name="T7">ogl</text:span></text:span><text:span text:style-name="T4"> </text:span><text:span text:style-name="T6">AND</text:span><text:span text:style-name="T4"> </text:span><text:span text:style-name="Source_20_Text"><text:span text:style-name="T7">gle</text:span></text:span><text:span text:style-name="T4"> </text:span><text:span text:style-name="T6">AND</text:span><text:span text:style-name="T4"> </text:span><text:span text:style-name="Source_20_Text"><text:span text:style-name="T7">Sea</text:span></text:span><text:span text:style-name="T4"> </text:span><text:span text:style-name="T6">AND</text:span><text:span text:style-name="T4"> </text:span><text:span text:style-name="Source_20_Text"><text:span text:style-name="T7">ear</text:span></text:span><text:span text:style-name="T4"> </text:span><text:span text:style-name="T6">AND</text:span><text:span text:style-name="T4"> </text:span><text:span text:style-name="Source_20_Text"><text:span text:style-name="T7">arc</text:span></text:span><text:span text:style-name="T4"> </text:span><text:span text:style-name="T6">AND</text:span><text:span text:style-name="T4"> </text:span><text:span text:style-name="Source_20_Text"><text:span text:style-name="T7">rch</text:span></text:span></text:p>
      <text:p text:style-name="P14">We can run this query against the trigram index to identify a set of candidate documents and then run the full regular expression search against only those documents.</text:p>
      <text:p text:style-name="P13">The conversion to a query is not simply a matter of pulling out the text strings and turning them into <text:span text:style-name="T9">AND</text:span> expressions, although that is part of it. A <text:soft-page-break/>regular expression using the | operator will lead to a query with <text:span text:style-name="T9">OR</text:span> terms, and parenthesized subexpressions complicate the process of turning strings into <text:span text:style-name="T9">AND</text:span> expressions.</text:p>
      <text:p text:style-name="P13">The full rules compute five results from each regular expression <text:span text:style-name="T2">r</text:span>: whether the empty string is a matching string, the exact set of matching strings or an indication that the exact set is unknown, a set of prefixes of all matching strings, a set of suffixes of all matching strings, and a match query like the above, often describing the middle of the string. The rules follow from the meaning of the regular expressions:</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Table_20_Contents">‘’ (empty string)</text:p>
          </table:table-cell>
          <table:covered-table-cell/>
          <table:covered-table-cell/>
          <table:covered-table-cell/>
        </table:table-row>
        <table:table-row>
          <table:table-cell table:style-name="表格1.A1" office:value-type="string">
            <text:p text:style-name="P6"/>
          </table:table-cell>
          <table:table-cell table:style-name="表格1.A1" office:value-type="string">
            <text:p text:style-name="Table_20_Contents">emptyable(‘’)</text:p>
          </table:table-cell>
          <table:table-cell table:style-name="表格1.A1" office:value-type="string">
            <text:p text:style-name="Table_20_Contents">=</text:p>
          </table:table-cell>
          <table:table-cell table:style-name="表格1.A1" office:value-type="string">
            <text:p text:style-name="Table_20_Contents">true</text:p>
          </table:table-cell>
        </table:table-row>
        <table:table-row>
          <table:table-cell table:style-name="表格1.A1" office:value-type="string">
            <text:p text:style-name="P6"/>
          </table:table-cell>
          <table:table-cell table:style-name="表格1.A1" office:value-type="string">
            <text:p text:style-name="Table_20_Contents">exact(‘’)</text:p>
          </table:table-cell>
          <table:table-cell table:style-name="表格1.A1" office:value-type="string">
            <text:p text:style-name="Table_20_Contents">=</text:p>
          </table:table-cell>
          <table:table-cell table:style-name="表格1.A1" office:value-type="string">
            <text:p text:style-name="Table_20_Contents">{‘’}</text:p>
          </table:table-cell>
        </table:table-row>
        <table:table-row>
          <table:table-cell table:style-name="表格1.A1" office:value-type="string">
            <text:p text:style-name="P6"/>
          </table:table-cell>
          <table:table-cell table:style-name="表格1.A1" office:value-type="string">
            <text:p text:style-name="Table_20_Contents">prefix(‘’)</text:p>
          </table:table-cell>
          <table:table-cell table:style-name="表格1.A1" office:value-type="string">
            <text:p text:style-name="Table_20_Contents">=</text:p>
          </table:table-cell>
          <table:table-cell table:style-name="表格1.A1" office:value-type="string">
            <text:p text:style-name="Table_20_Contents">{‘’}</text:p>
          </table:table-cell>
        </table:table-row>
        <table:table-row>
          <table:table-cell table:style-name="表格1.A1" office:value-type="string">
            <text:p text:style-name="P6"/>
          </table:table-cell>
          <table:table-cell table:style-name="表格1.A1" office:value-type="string">
            <text:p text:style-name="Table_20_Contents">suffix(‘’)</text:p>
          </table:table-cell>
          <table:table-cell table:style-name="表格1.A1" office:value-type="string">
            <text:p text:style-name="Table_20_Contents">=</text:p>
          </table:table-cell>
          <table:table-cell table:style-name="表格1.A1" office:value-type="string">
            <text:p text:style-name="Table_20_Contents">{‘’}</text:p>
          </table:table-cell>
        </table:table-row>
        <table:table-row>
          <table:table-cell table:style-name="表格1.A1" office:value-type="string">
            <text:p text:style-name="P6"/>
          </table:table-cell>
          <table:table-cell table:style-name="表格1.A1" office:value-type="string">
            <text:p text:style-name="Table_20_Contents">match(‘’)</text:p>
          </table:table-cell>
          <table:table-cell table:style-name="表格1.A1" office:value-type="string">
            <text:p text:style-name="Table_20_Contents">=</text:p>
          </table:table-cell>
          <table:table-cell table:style-name="表格1.A1" office:value-type="string">
            <text:p text:style-name="Table_20_Contents"><text:span text:style-name="T9">ANY</text:span> (special query: match all documents)</text:p>
          </table:table-cell>
        </table:table-row>
        <table:table-row>
          <table:table-cell table:style-name="表格1.A1" table:number-columns-spanned="4" office:value-type="string">
            <text:p text:style-name="Table_20_Contents"><text:span text:style-name="Source_20_Text"><text:span text:style-name="T8">c</text:span></text:span> (single character)</text:p>
          </table:table-cell>
          <table:covered-table-cell/>
          <table:covered-table-cell/>
          <table:covered-table-cell/>
        </table:table-row>
        <table:table-row>
          <table:table-cell table:style-name="表格1.A1" office:value-type="string">
            <text:p text:style-name="P6"/>
          </table:table-cell>
          <table:table-cell table:style-name="表格1.A1" office:value-type="string">
            <text:p text:style-name="Table_20_Contents">emptyable(<text:span text:style-name="Source_20_Text"><text:span text:style-name="T8">c</text:span></text:span>)</text:p>
          </table:table-cell>
          <table:table-cell table:style-name="表格1.A1" office:value-type="string">
            <text:p text:style-name="Table_20_Contents">=</text:p>
          </table:table-cell>
          <table:table-cell table:style-name="表格1.A1" office:value-type="string">
            <text:p text:style-name="Table_20_Contents">false</text:p>
          </table:table-cell>
        </table:table-row>
        <table:table-row>
          <table:table-cell table:style-name="表格1.A1" office:value-type="string">
            <text:p text:style-name="P6"/>
          </table:table-cell>
          <table:table-cell table:style-name="表格1.A1" office:value-type="string">
            <text:p text:style-name="Table_20_Contents">exact(<text:span text:style-name="Source_20_Text"><text:span text:style-name="T8">c</text:span></text:span>)</text:p>
          </table:table-cell>
          <table:table-cell table:style-name="表格1.A1" office:value-type="string">
            <text:p text:style-name="Table_20_Contents">=</text:p>
          </table:table-cell>
          <table:table-cell table:style-name="表格1.A1" office:value-type="string">
            <text:p text:style-name="Table_20_Contents">{<text:span text:style-name="Source_20_Text"><text:span text:style-name="T8">c</text:span></text:span>}</text:p>
          </table:table-cell>
        </table:table-row>
        <table:table-row>
          <table:table-cell table:style-name="表格1.A1" office:value-type="string">
            <text:p text:style-name="P6"/>
          </table:table-cell>
          <table:table-cell table:style-name="表格1.A1" office:value-type="string">
            <text:p text:style-name="Table_20_Contents">prefix(<text:span text:style-name="Source_20_Text"><text:span text:style-name="T8">c</text:span></text:span>)</text:p>
          </table:table-cell>
          <table:table-cell table:style-name="表格1.A1" office:value-type="string">
            <text:p text:style-name="Table_20_Contents">=</text:p>
          </table:table-cell>
          <table:table-cell table:style-name="表格1.A1" office:value-type="string">
            <text:p text:style-name="Table_20_Contents">{<text:span text:style-name="Source_20_Text"><text:span text:style-name="T8">c</text:span></text:span>}</text:p>
          </table:table-cell>
        </table:table-row>
        <table:table-row>
          <table:table-cell table:style-name="表格1.A1" office:value-type="string">
            <text:p text:style-name="P6"/>
          </table:table-cell>
          <table:table-cell table:style-name="表格1.A1" office:value-type="string">
            <text:p text:style-name="Table_20_Contents">suffix(<text:span text:style-name="Source_20_Text"><text:span text:style-name="T8">c</text:span></text:span>)</text:p>
          </table:table-cell>
          <table:table-cell table:style-name="表格1.A1" office:value-type="string">
            <text:p text:style-name="Table_20_Contents">=</text:p>
          </table:table-cell>
          <table:table-cell table:style-name="表格1.A1" office:value-type="string">
            <text:p text:style-name="Table_20_Contents">{<text:span text:style-name="Source_20_Text"><text:span text:style-name="T8">c</text:span></text:span>}</text:p>
          </table:table-cell>
        </table:table-row>
        <table:table-row>
          <table:table-cell table:style-name="表格1.A1" office:value-type="string">
            <text:p text:style-name="P6"/>
          </table:table-cell>
          <table:table-cell table:style-name="表格1.A1" office:value-type="string">
            <text:p text:style-name="Table_20_Contents">match(<text:span text:style-name="Source_20_Text"><text:span text:style-name="T8">c</text:span></text:span>)</text:p>
          </table:table-cell>
          <table:table-cell table:style-name="表格1.A1" office:value-type="string">
            <text:p text:style-name="Table_20_Contents">=</text:p>
          </table:table-cell>
          <table:table-cell table:style-name="表格1.A1" office:value-type="string">
            <text:p text:style-name="P7">ANY</text:p>
          </table:table-cell>
        </table:table-row>
        <table:table-row>
          <table:table-cell table:style-name="表格1.A1" table:number-columns-spanned="4" office:value-type="string">
            <text:p text:style-name="Table_20_Contents"><text:span text:style-name="T2">e</text:span>? (zero or one)</text:p>
          </table:table-cell>
          <table:covered-table-cell/>
          <table:covered-table-cell/>
          <table:covered-table-cell/>
        </table:table-row>
        <table:table-row>
          <table:table-cell table:style-name="表格1.A1" office:value-type="string">
            <text:p text:style-name="P6"/>
          </table:table-cell>
          <table:table-cell table:style-name="表格1.A1" office:value-type="string">
            <text:p text:style-name="Table_20_Contents">emptyable(<text:span text:style-name="T2">e</text:span>?)</text:p>
          </table:table-cell>
          <table:table-cell table:style-name="表格1.A1" office:value-type="string">
            <text:p text:style-name="Table_20_Contents">=</text:p>
          </table:table-cell>
          <table:table-cell table:style-name="表格1.A1" office:value-type="string">
            <text:p text:style-name="Table_20_Contents">true</text:p>
          </table:table-cell>
        </table:table-row>
        <table:table-row>
          <table:table-cell table:style-name="表格1.A1" office:value-type="string">
            <text:p text:style-name="P6"/>
          </table:table-cell>
          <table:table-cell table:style-name="表格1.A1" office:value-type="string">
            <text:p text:style-name="Table_20_Contents">exact(<text:span text:style-name="T2">e</text:span>?)</text:p>
          </table:table-cell>
          <table:table-cell table:style-name="表格1.A1" office:value-type="string">
            <text:p text:style-name="Table_20_Contents">=</text:p>
          </table:table-cell>
          <table:table-cell table:style-name="表格1.A1" office:value-type="string">
            <text:p text:style-name="Table_20_Contents">exact(<text:span text:style-name="T2">e</text:span>) ∪ {‘’}</text:p>
          </table:table-cell>
        </table:table-row>
        <table:table-row>
          <table:table-cell table:style-name="表格1.A1" office:value-type="string">
            <text:p text:style-name="P6"/>
          </table:table-cell>
          <table:table-cell table:style-name="表格1.A1" office:value-type="string">
            <text:p text:style-name="Table_20_Contents">prefix(<text:span text:style-name="T2">e</text:span>?)</text:p>
          </table:table-cell>
          <table:table-cell table:style-name="表格1.A1" office:value-type="string">
            <text:p text:style-name="Table_20_Contents">=</text:p>
          </table:table-cell>
          <table:table-cell table:style-name="表格1.A1" office:value-type="string">
            <text:p text:style-name="Table_20_Contents">{‘’}</text:p>
          </table:table-cell>
        </table:table-row>
        <table:table-row>
          <table:table-cell table:style-name="表格1.A1" office:value-type="string">
            <text:p text:style-name="P6"/>
          </table:table-cell>
          <table:table-cell table:style-name="表格1.A1" office:value-type="string">
            <text:p text:style-name="Table_20_Contents">suffix(<text:span text:style-name="T2">e</text:span>?)</text:p>
          </table:table-cell>
          <table:table-cell table:style-name="表格1.A1" office:value-type="string">
            <text:p text:style-name="Table_20_Contents">=</text:p>
          </table:table-cell>
          <table:table-cell table:style-name="表格1.A1" office:value-type="string">
            <text:p text:style-name="Table_20_Contents">{‘’}</text:p>
          </table:table-cell>
        </table:table-row>
        <table:table-row>
          <table:table-cell table:style-name="表格1.A1" office:value-type="string">
            <text:p text:style-name="P6"/>
          </table:table-cell>
          <table:table-cell table:style-name="表格1.A1" office:value-type="string">
            <text:p text:style-name="Table_20_Contents">match(<text:span text:style-name="T2">e</text:span>?)</text:p>
          </table:table-cell>
          <table:table-cell table:style-name="表格1.A1" office:value-type="string">
            <text:p text:style-name="Table_20_Contents">=</text:p>
          </table:table-cell>
          <table:table-cell table:style-name="表格1.A1" office:value-type="string">
            <text:p text:style-name="P7">ANY</text:p>
          </table:table-cell>
        </table:table-row>
        <table:table-row>
          <table:table-cell table:style-name="表格1.A1" table:number-columns-spanned="4" office:value-type="string">
            <text:p text:style-name="Table_20_Contents"><text:span text:style-name="T2">e</text:span>* (zero or more)</text:p>
          </table:table-cell>
          <table:covered-table-cell/>
          <table:covered-table-cell/>
          <table:covered-table-cell/>
        </table:table-row>
        <table:table-row>
          <table:table-cell table:style-name="表格1.A1" office:value-type="string">
            <text:p text:style-name="P6"/>
          </table:table-cell>
          <table:table-cell table:style-name="表格1.A1" office:value-type="string">
            <text:p text:style-name="Table_20_Contents">emptyable(<text:span text:style-name="T2">e</text:span>*)</text:p>
          </table:table-cell>
          <table:table-cell table:style-name="表格1.A1" office:value-type="string">
            <text:p text:style-name="Table_20_Contents">=</text:p>
          </table:table-cell>
          <table:table-cell table:style-name="表格1.A1" office:value-type="string">
            <text:p text:style-name="Table_20_Contents">true</text:p>
          </table:table-cell>
        </table:table-row>
        <table:table-row>
          <table:table-cell table:style-name="表格1.A1" office:value-type="string">
            <text:p text:style-name="P6"/>
          </table:table-cell>
          <table:table-cell table:style-name="表格1.A1" office:value-type="string">
            <text:p text:style-name="Table_20_Contents">exact(<text:span text:style-name="T2">e</text:span>*)</text:p>
          </table:table-cell>
          <table:table-cell table:style-name="表格1.A1" office:value-type="string">
            <text:p text:style-name="Table_20_Contents">=</text:p>
          </table:table-cell>
          <table:table-cell table:style-name="表格1.A1" office:value-type="string">
            <text:p text:style-name="Table_20_Contents">unknown</text:p>
          </table:table-cell>
        </table:table-row>
        <table:table-row>
          <table:table-cell table:style-name="表格1.A1" office:value-type="string">
            <text:p text:style-name="P6"/>
          </table:table-cell>
          <table:table-cell table:style-name="表格1.A1" office:value-type="string">
            <text:p text:style-name="Table_20_Contents">prefix(<text:span text:style-name="T2">e</text:span>*)</text:p>
          </table:table-cell>
          <table:table-cell table:style-name="表格1.A1" office:value-type="string">
            <text:p text:style-name="Table_20_Contents">=</text:p>
          </table:table-cell>
          <table:table-cell table:style-name="表格1.A1" office:value-type="string">
            <text:p text:style-name="Table_20_Contents">{‘’}</text:p>
          </table:table-cell>
        </table:table-row>
        <table:table-row>
          <table:table-cell table:style-name="表格1.A1" office:value-type="string">
            <text:p text:style-name="P6"/>
          </table:table-cell>
          <table:table-cell table:style-name="表格1.A1" office:value-type="string">
            <text:p text:style-name="Table_20_Contents">suffix(<text:span text:style-name="T2">e</text:span>*)</text:p>
          </table:table-cell>
          <table:table-cell table:style-name="表格1.A1" office:value-type="string">
            <text:p text:style-name="Table_20_Contents">=</text:p>
          </table:table-cell>
          <table:table-cell table:style-name="表格1.A1" office:value-type="string">
            <text:p text:style-name="Table_20_Contents">{‘’}</text:p>
          </table:table-cell>
        </table:table-row>
        <table:table-row>
          <table:table-cell table:style-name="表格1.A1" office:value-type="string">
            <text:p text:style-name="P6"/>
          </table:table-cell>
          <table:table-cell table:style-name="表格1.A1" office:value-type="string">
            <text:p text:style-name="Table_20_Contents">match(<text:span text:style-name="T2">e</text:span>*)</text:p>
          </table:table-cell>
          <table:table-cell table:style-name="表格1.A1" office:value-type="string">
            <text:p text:style-name="Table_20_Contents">=</text:p>
          </table:table-cell>
          <table:table-cell table:style-name="表格1.A1" office:value-type="string">
            <text:p text:style-name="P7">ANY</text:p>
          </table:table-cell>
        </table:table-row>
        <table:table-row>
          <table:table-cell table:style-name="表格1.A1" table:number-columns-spanned="4" office:value-type="string">
            <text:p text:style-name="Table_20_Contents"><text:span text:style-name="T2">e</text:span>+ (one or more)</text:p>
          </table:table-cell>
          <table:covered-table-cell/>
          <table:covered-table-cell/>
          <table:covered-table-cell/>
        </table:table-row>
        <table:table-row>
          <table:table-cell table:style-name="表格1.A1" office:value-type="string">
            <text:p text:style-name="P6"/>
          </table:table-cell>
          <table:table-cell table:style-name="表格1.A1" office:value-type="string">
            <text:p text:style-name="Table_20_Contents">emptyable(<text:span text:style-name="T2">e</text:span>+)</text:p>
          </table:table-cell>
          <table:table-cell table:style-name="表格1.A1" office:value-type="string">
            <text:p text:style-name="Table_20_Contents">=</text:p>
          </table:table-cell>
          <table:table-cell table:style-name="表格1.A1" office:value-type="string">
            <text:p text:style-name="Table_20_Contents">emptyable(<text:span text:style-name="T2">e</text:span>)</text:p>
          </table:table-cell>
        </table:table-row>
        <table:table-row>
          <table:table-cell table:style-name="表格1.A1" office:value-type="string">
            <text:p text:style-name="P6"/>
          </table:table-cell>
          <table:table-cell table:style-name="表格1.A1" office:value-type="string">
            <text:p text:style-name="Table_20_Contents">exact(<text:span text:style-name="T2">e</text:span>+)</text:p>
          </table:table-cell>
          <table:table-cell table:style-name="表格1.A1" office:value-type="string">
            <text:p text:style-name="Table_20_Contents">=</text:p>
          </table:table-cell>
          <table:table-cell table:style-name="表格1.A1" office:value-type="string">
            <text:p text:style-name="Table_20_Contents">unknown</text:p>
          </table:table-cell>
        </table:table-row>
        <table:table-row>
          <table:table-cell table:style-name="表格1.A1" office:value-type="string">
            <text:p text:style-name="P6"/>
          </table:table-cell>
          <table:table-cell table:style-name="表格1.A1" office:value-type="string">
            <text:p text:style-name="Table_20_Contents">prefix(<text:span text:style-name="T2">e</text:span>+)</text:p>
          </table:table-cell>
          <table:table-cell table:style-name="表格1.A1" office:value-type="string">
            <text:p text:style-name="Table_20_Contents">=</text:p>
          </table:table-cell>
          <table:table-cell table:style-name="表格1.A1" office:value-type="string">
            <text:p text:style-name="Table_20_Contents">prefix(<text:span text:style-name="T2">e</text:span>)</text:p>
          </table:table-cell>
        </table:table-row>
        <table:table-row>
          <table:table-cell table:style-name="表格1.A1" office:value-type="string">
            <text:p text:style-name="P6"/>
          </table:table-cell>
          <table:table-cell table:style-name="表格1.A1" office:value-type="string">
            <text:p text:style-name="Table_20_Contents">suffix(<text:span text:style-name="T2">e</text:span>+)</text:p>
          </table:table-cell>
          <table:table-cell table:style-name="表格1.A1" office:value-type="string">
            <text:p text:style-name="Table_20_Contents">=</text:p>
          </table:table-cell>
          <table:table-cell table:style-name="表格1.A1" office:value-type="string">
            <text:p text:style-name="Table_20_Contents">suffix(<text:span text:style-name="T2">e</text:span>)</text:p>
          </table:table-cell>
        </table:table-row>
        <table:table-row>
          <table:table-cell table:style-name="表格1.A1" office:value-type="string">
            <text:p text:style-name="P6"/>
          </table:table-cell>
          <table:table-cell table:style-name="表格1.A1" office:value-type="string">
            <text:p text:style-name="Table_20_Contents">match(<text:span text:style-name="T2">e</text:span>+)</text:p>
          </table:table-cell>
          <table:table-cell table:style-name="表格1.A1" office:value-type="string">
            <text:p text:style-name="Table_20_Contents">=</text:p>
          </table:table-cell>
          <table:table-cell table:style-name="表格1.A1" office:value-type="string">
            <text:p text:style-name="Table_20_Contents">match(<text:span text:style-name="T2">e</text:span>)</text:p>
          </table:table-cell>
        </table:table-row>
        <table:table-row>
          <table:table-cell table:style-name="表格1.A1" table:number-columns-spanned="4" office:value-type="string">
            <text:p text:style-name="Table_20_Contents"><text:span text:style-name="T2">e</text:span><text:span text:style-name="T10">1</text:span> | <text:span text:style-name="T2">e</text:span><text:span text:style-name="T10">2</text:span> (alternation)</text:p>
          </table:table-cell>
          <table:covered-table-cell/>
          <table:covered-table-cell/>
          <table:covered-table-cell/>
        </table:table-row>
        <table:table-row>
          <table:table-cell table:style-name="表格1.A1" office:value-type="string">
            <text:p text:style-name="P6"/>
          </table:table-cell>
          <table:table-cell table:style-name="表格1.A1" office:value-type="string">
            <text:p text:style-name="Table_20_Contents">emptyable(<text:span text:style-name="T2">e</text:span><text:span text:style-name="T10">1</text:span> | <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emptyable(<text:span text:style-name="T2">e</text:span><text:span text:style-name="T10">1</text:span>) or emptyable(<text:span text:style-name="T2">e</text:span><text:span text:style-name="T10">2</text:span>)</text:p>
          </table:table-cell>
        </table:table-row>
        <table:table-row>
          <table:table-cell table:style-name="表格1.A1" office:value-type="string">
            <text:p text:style-name="P6"/>
          </table:table-cell>
          <table:table-cell table:style-name="表格1.A1" office:value-type="string">
            <text:p text:style-name="Table_20_Contents">exact(<text:span text:style-name="T2">e</text:span><text:span text:style-name="T10">1</text:span> | <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exact(<text:span text:style-name="T2">e</text:span><text:span text:style-name="T10">1</text:span>) ∪ exact(<text:span text:style-name="T2">e</text:span><text:span text:style-name="T10">2</text:span>)</text:p>
          </table:table-cell>
        </table:table-row>
        <table:table-row>
          <table:table-cell table:style-name="表格1.A1" office:value-type="string">
            <text:p text:style-name="P6"/>
          </table:table-cell>
          <table:table-cell table:style-name="表格1.A1" office:value-type="string">
            <text:p text:style-name="Table_20_Contents">prefix(<text:span text:style-name="T2">e</text:span><text:span text:style-name="T10">1</text:span> | <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prefix(<text:span text:style-name="T2">e</text:span><text:span text:style-name="T10">1</text:span>) ∪ prefix(<text:span text:style-name="T2">e</text:span><text:span text:style-name="T10">2</text:span>)</text:p>
          </table:table-cell>
        </table:table-row>
        <text:soft-page-break/>
        <table:table-row>
          <table:table-cell table:style-name="表格1.A1" office:value-type="string">
            <text:p text:style-name="P6"/>
          </table:table-cell>
          <table:table-cell table:style-name="表格1.A1" office:value-type="string">
            <text:p text:style-name="Table_20_Contents">suffix(<text:span text:style-name="T2">e</text:span><text:span text:style-name="T10">1</text:span> | <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suffix(<text:span text:style-name="T2">e</text:span><text:span text:style-name="T10">1</text:span>) ∪ suffix(<text:span text:style-name="T2">e</text:span><text:span text:style-name="T10">2</text:span>)</text:p>
          </table:table-cell>
        </table:table-row>
        <table:table-row>
          <table:table-cell table:style-name="表格1.A1" office:value-type="string">
            <text:p text:style-name="P6"/>
          </table:table-cell>
          <table:table-cell table:style-name="表格1.A1" office:value-type="string">
            <text:p text:style-name="Table_20_Contents">match(<text:span text:style-name="T2">e</text:span><text:span text:style-name="T10">1</text:span> | <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match(<text:span text:style-name="T2">e</text:span><text:span text:style-name="T10">1</text:span>) <text:span text:style-name="T9">OR</text:span> match(<text:span text:style-name="T2">e</text:span><text:span text:style-name="T10">2</text:span>)</text:p>
          </table:table-cell>
        </table:table-row>
        <table:table-row>
          <table:table-cell table:style-name="表格1.A1" table:number-columns-spanned="4" office:value-type="string">
            <text:p text:style-name="Table_20_Contents"><text:span text:style-name="T2">e</text:span><text:span text:style-name="T10">1</text:span> <text:span text:style-name="T2">e</text:span><text:span text:style-name="T10">2</text:span> (concatenation)</text:p>
          </table:table-cell>
          <table:covered-table-cell/>
          <table:covered-table-cell/>
          <table:covered-table-cell/>
        </table:table-row>
        <table:table-row>
          <table:table-cell table:style-name="表格1.A1" office:value-type="string">
            <text:p text:style-name="P6"/>
          </table:table-cell>
          <table:table-cell table:style-name="表格1.A1" office:value-type="string">
            <text:p text:style-name="Table_20_Contents">emptyable(<text:span text:style-name="T2">e</text:span><text:span text:style-name="T10">1</text:span><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emptyable(<text:span text:style-name="T2">e</text:span><text:span text:style-name="T10">1</text:span>) and emptyable(<text:span text:style-name="T2">e</text:span><text:span text:style-name="T10">2</text:span>)</text:p>
          </table:table-cell>
        </table:table-row>
        <table:table-row>
          <table:table-cell table:style-name="表格1.A1" office:value-type="string">
            <text:p text:style-name="P6"/>
          </table:table-cell>
          <table:table-cell table:style-name="表格1.A1" office:value-type="string">
            <text:p text:style-name="Table_20_Contents">exact(<text:span text:style-name="T2">e</text:span><text:span text:style-name="T10">1</text:span><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exact(<text:span text:style-name="T2">e</text:span><text:span text:style-name="T10">1</text:span>) × exact(<text:span text:style-name="T2">e</text:span><text:span text:style-name="T10">2</text:span>), if both are known</text:p>
          </table:table-cell>
        </table:table-row>
        <table:table-row>
          <table:table-cell table:style-name="表格1.A1" office:value-type="string">
            <text:p text:style-name="P6"/>
          </table:table-cell>
          <table:table-cell table:style-name="表格1.A1" office:value-type="string">
            <text:p text:style-name="P6"/>
          </table:table-cell>
          <table:table-cell table:style-name="表格1.A1" office:value-type="string">
            <text:p text:style-name="P6"/>
          </table:table-cell>
          <table:table-cell table:style-name="表格1.A1" office:value-type="string">
            <text:p text:style-name="Table_20_Contents">or       unknown, otherwise</text:p>
          </table:table-cell>
        </table:table-row>
        <table:table-row>
          <table:table-cell table:style-name="表格1.A1" office:value-type="string">
            <text:p text:style-name="P6"/>
          </table:table-cell>
          <table:table-cell table:style-name="表格1.A1" office:value-type="string">
            <text:p text:style-name="Table_20_Contents">prefix(<text:span text:style-name="T2">e</text:span><text:span text:style-name="T10">1</text:span><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exact(<text:span text:style-name="T2">e</text:span><text:span text:style-name="T10">1</text:span>) × prefix(<text:span text:style-name="T2">e</text:span><text:span text:style-name="T10">2</text:span>), if exact(<text:span text:style-name="T2">e</text:span><text:span text:style-name="T10">1</text:span>) is known</text:p>
          </table:table-cell>
        </table:table-row>
        <table:table-row>
          <table:table-cell table:style-name="表格1.A1" office:value-type="string">
            <text:p text:style-name="P6"/>
          </table:table-cell>
          <table:table-cell table:style-name="表格1.A1" office:value-type="string">
            <text:p text:style-name="P6"/>
          </table:table-cell>
          <table:table-cell table:style-name="表格1.A1" office:value-type="string">
            <text:p text:style-name="P6"/>
          </table:table-cell>
          <table:table-cell table:style-name="表格1.A1" office:value-type="string">
            <text:p text:style-name="Table_20_Contents">or       prefix(<text:span text:style-name="T2">e</text:span><text:span text:style-name="T10">1</text:span>) ∪ prefix(<text:span text:style-name="T2">e</text:span><text:span text:style-name="T10">2</text:span>), if emptyable(<text:span text:style-name="T2">e</text:span><text:span text:style-name="T10">1</text:span>)</text:p>
          </table:table-cell>
        </table:table-row>
        <table:table-row>
          <table:table-cell table:style-name="表格1.A1" office:value-type="string">
            <text:p text:style-name="P6"/>
          </table:table-cell>
          <table:table-cell table:style-name="表格1.A1" office:value-type="string">
            <text:p text:style-name="P6"/>
          </table:table-cell>
          <table:table-cell table:style-name="表格1.A1" office:value-type="string">
            <text:p text:style-name="P6"/>
          </table:table-cell>
          <table:table-cell table:style-name="表格1.A1" office:value-type="string">
            <text:p text:style-name="Table_20_Contents">or       prefix(<text:span text:style-name="T2">e</text:span><text:span text:style-name="T10">1</text:span>), otherwise</text:p>
          </table:table-cell>
        </table:table-row>
        <table:table-row>
          <table:table-cell table:style-name="表格1.A1" office:value-type="string">
            <text:p text:style-name="P6"/>
          </table:table-cell>
          <table:table-cell table:style-name="表格1.A1" office:value-type="string">
            <text:p text:style-name="Table_20_Contents">suffix(<text:span text:style-name="T2">e</text:span><text:span text:style-name="T10">1</text:span><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suffix(<text:span text:style-name="T2">e</text:span><text:span text:style-name="T10">1</text:span>) × exact(<text:span text:style-name="T2">e</text:span><text:span text:style-name="T10">2</text:span>), if exact(<text:span text:style-name="T2">e</text:span><text:span text:style-name="T10">2</text:span>) is known</text:p>
          </table:table-cell>
        </table:table-row>
        <table:table-row>
          <table:table-cell table:style-name="表格1.A1" office:value-type="string">
            <text:p text:style-name="P6"/>
          </table:table-cell>
          <table:table-cell table:style-name="表格1.A1" office:value-type="string">
            <text:p text:style-name="P6"/>
          </table:table-cell>
          <table:table-cell table:style-name="表格1.A1" office:value-type="string">
            <text:p text:style-name="P6"/>
          </table:table-cell>
          <table:table-cell table:style-name="表格1.A1" office:value-type="string">
            <text:p text:style-name="Table_20_Contents">or       suffix(<text:span text:style-name="T2">e</text:span><text:span text:style-name="T10">2</text:span>) ∪ suffix(<text:span text:style-name="T2">e</text:span><text:span text:style-name="T10">1</text:span>), if emptyable(<text:span text:style-name="T2">e</text:span><text:span text:style-name="T10">2</text:span>)</text:p>
          </table:table-cell>
        </table:table-row>
        <table:table-row>
          <table:table-cell table:style-name="表格1.A1" office:value-type="string">
            <text:p text:style-name="P6"/>
          </table:table-cell>
          <table:table-cell table:style-name="表格1.A1" office:value-type="string">
            <text:p text:style-name="P6"/>
          </table:table-cell>
          <table:table-cell table:style-name="表格1.A1" office:value-type="string">
            <text:p text:style-name="P6"/>
          </table:table-cell>
          <table:table-cell table:style-name="表格1.A1" office:value-type="string">
            <text:p text:style-name="Table_20_Contents">or       suffix(<text:span text:style-name="T2">e</text:span><text:span text:style-name="T10">2</text:span>), otherwise</text:p>
          </table:table-cell>
        </table:table-row>
        <table:table-row>
          <table:table-cell table:style-name="表格1.A1" office:value-type="string">
            <text:p text:style-name="P6"/>
          </table:table-cell>
          <table:table-cell table:style-name="表格1.A1" office:value-type="string">
            <text:p text:style-name="Table_20_Contents">match(<text:span text:style-name="T2">e</text:span><text:span text:style-name="T10">1</text:span><text:span text:style-name="T2">e</text:span><text:span text:style-name="T10">2</text:span>)</text:p>
          </table:table-cell>
          <table:table-cell table:style-name="表格1.A1" office:value-type="string">
            <text:p text:style-name="Table_20_Contents">=</text:p>
          </table:table-cell>
          <table:table-cell table:style-name="表格1.A1" office:value-type="string">
            <text:p text:style-name="Table_20_Contents">match(<text:span text:style-name="T2">e</text:span><text:span text:style-name="T10">1</text:span>) <text:span text:style-name="T9">AND</text:span> match(<text:span text:style-name="T2">e</text:span><text:span text:style-name="T10">2</text:span>)</text:p>
          </table:table-cell>
        </table:table-row>
      </table:table>
      <text:p text:style-name="P14">The rules as described above are correct but would not produce very interesting match queries, and the various string sets could get exponentially large depending on the regular expression. At each step, we can apply some simplifications to keep the computed information manageable. First, we need a function to compute trigrams.</text:p>
      <text:p text:style-name="P13">The trigrams function applied to a single string can be <text:span text:style-name="T9">ANY</text:span>, if the string has fewer than three characters, or else the <text:span text:style-name="T9">AND</text:span> of all the trigrams in the string. The trigrams function applied to a set of strings is the <text:span text:style-name="T9">OR</text:span> of the trigrams function applied to each of the strings.</text:p>
      <text:p text:style-name="P18">(Single string)</text:p>
      <text:list xml:id="list1901731852" text:style-name="L1">
        <text:list-item>
          <text:p text:style-name="P19"><text:span text:style-name="T4">trigrams(</text:span><text:span text:style-name="Source_20_Text"><text:span text:style-name="T7">ab</text:span></text:span><text:span text:style-name="T4">) = </text:span><text:span text:style-name="T6">ANY</text:span></text:p>
        </text:list-item>
        <text:list-item>
          <text:p text:style-name="P19"><text:span text:style-name="T4">trigrams(</text:span><text:span text:style-name="Source_20_Text"><text:span text:style-name="T7">abc</text:span></text:span><text:span text:style-name="T4">) = </text:span><text:span text:style-name="Source_20_Text"><text:span text:style-name="T7">abc</text:span></text:span></text:p>
        </text:list-item>
        <text:list-item>
          <text:p text:style-name="P19"><text:span text:style-name="T4">trigrams(</text:span><text:span text:style-name="Source_20_Text"><text:span text:style-name="T7">abcd</text:span></text:span><text:span text:style-name="T4">) = </text:span><text:span text:style-name="Source_20_Text"><text:span text:style-name="T7">abc</text:span></text:span><text:span text:style-name="T4"> </text:span><text:span text:style-name="T6">AND</text:span><text:span text:style-name="T4"> </text:span><text:span text:style-name="Source_20_Text"><text:span text:style-name="T7">bcd</text:span></text:span></text:p>
        </text:list-item>
        <text:list-item>
          <text:p text:style-name="P8"><text:span text:style-name="T4">trigrams(</text:span><text:span text:style-name="Source_20_Text"><text:span text:style-name="T7">wxyz</text:span></text:span><text:span text:style-name="T4">) = </text:span><text:span text:style-name="Source_20_Text"><text:span text:style-name="T7">wxy</text:span></text:span><text:span text:style-name="T4"> </text:span><text:span text:style-name="T6">AND</text:span><text:span text:style-name="T4"> </text:span><text:span text:style-name="Source_20_Text"><text:span text:style-name="T7">xyz</text:span></text:span></text:p>
        </text:list-item>
      </text:list>
      <text:p text:style-name="P18">(Set of strings)</text:p>
      <text:list xml:id="list1921862006" text:style-name="L2">
        <text:list-item>
          <text:p text:style-name="P20"><text:span text:style-name="T4">trigrams({</text:span><text:span text:style-name="Source_20_Text"><text:span text:style-name="T7">ab</text:span></text:span><text:span text:style-name="T4">}) = trigrams(</text:span><text:span text:style-name="Source_20_Text"><text:span text:style-name="T7">ab</text:span></text:span><text:span text:style-name="T4">) = </text:span><text:span text:style-name="T6">ANY</text:span></text:p>
        </text:list-item>
        <text:list-item>
          <text:p text:style-name="P20"><text:span text:style-name="T4">trigrams({</text:span><text:span text:style-name="Source_20_Text"><text:span text:style-name="T7">abcd</text:span></text:span><text:span text:style-name="T4">}) = trigrams(</text:span><text:span text:style-name="Source_20_Text"><text:span text:style-name="T7">abcd</text:span></text:span><text:span text:style-name="T4">) = </text:span><text:span text:style-name="Source_20_Text"><text:span text:style-name="T7">abc</text:span></text:span><text:span text:style-name="T4"> </text:span><text:span text:style-name="T6">AND</text:span><text:span text:style-name="T4"> </text:span><text:span text:style-name="Source_20_Text"><text:span text:style-name="T7">bcd</text:span></text:span></text:p>
        </text:list-item>
        <text:list-item>
          <text:p text:style-name="P20"><text:span text:style-name="T4">trigrams({</text:span><text:span text:style-name="Source_20_Text"><text:span text:style-name="T7">ab</text:span></text:span><text:span text:style-name="T4">, </text:span><text:span text:style-name="Source_20_Text"><text:span text:style-name="T7">abcd</text:span></text:span><text:span text:style-name="T4">}) = trigrams(</text:span><text:span text:style-name="Source_20_Text"><text:span text:style-name="T7">ab</text:span></text:span><text:span text:style-name="T4">) </text:span><text:span text:style-name="T6">OR</text:span><text:span text:style-name="T4"> trigrams(</text:span><text:span text:style-name="Source_20_Text"><text:span text:style-name="T7">abcd</text:span></text:span><text:span text:style-name="T4">) = </text:span><text:span text:style-name="T6">ANY</text:span><text:span text:style-name="T4"> </text:span><text:span text:style-name="T6">OR</text:span><text:span text:style-name="T4"> (</text:span><text:span text:style-name="Source_20_Text"><text:span text:style-name="T7">abc</text:span></text:span><text:span text:style-name="T4"> </text:span><text:span text:style-name="T6">AND</text:span><text:span text:style-name="T4"> </text:span><text:span text:style-name="Source_20_Text"><text:span text:style-name="T7">bcd</text:span></text:span><text:span text:style-name="T4">) = </text:span><text:span text:style-name="T6">ANY</text:span></text:p>
        </text:list-item>
        <text:list-item>
          <text:p text:style-name="P9"><text:span text:style-name="T4">trigrams({</text:span><text:span text:style-name="Source_20_Text"><text:span text:style-name="T7">abcd</text:span></text:span><text:span text:style-name="T4">, </text:span><text:span text:style-name="Source_20_Text"><text:span text:style-name="T7">wxyz</text:span></text:span><text:span text:style-name="T4">}) = trigrams(</text:span><text:span text:style-name="Source_20_Text"><text:span text:style-name="T7">abcd</text:span></text:span><text:span text:style-name="T4">) </text:span><text:span text:style-name="T6">OR</text:span><text:span text:style-name="T4"> trigrams(</text:span><text:span text:style-name="Source_20_Text"><text:span text:style-name="T7">wxyz</text:span></text:span><text:span text:style-name="T4">) = (</text:span><text:span text:style-name="Source_20_Text"><text:span text:style-name="T7">abc</text:span></text:span><text:span text:style-name="T4"> </text:span><text:span text:style-name="T6">AND</text:span><text:span text:style-name="T4"> </text:span><text:span text:style-name="Source_20_Text"><text:span text:style-name="T7">bcd</text:span></text:span><text:span text:style-name="T4">) </text:span><text:span text:style-name="T6">OR</text:span><text:span text:style-name="T4"> (</text:span><text:span text:style-name="Source_20_Text"><text:span text:style-name="T7">wxy</text:span></text:span><text:span text:style-name="T4"> </text:span><text:span text:style-name="T6">AND</text:span><text:span text:style-name="T4"> </text:span><text:span text:style-name="Source_20_Text"><text:span text:style-name="T7">xyz</text:span></text:span><text:span text:style-name="T4">)</text:span></text:p>
        </text:list-item>
      </text:list>
      <text:p text:style-name="P14">Using the trigrams function, we can define transformations that apply at any step during the analysis, to any regular expression <text:span text:style-name="T2">e</text:span>. These transformations preserve the validity of the computed information and can be applied as needed to keep the result manageable:</text:p>
      <text:p text:style-name="P18">(Information-saving)</text:p>
      <text:list xml:id="list1936403269" text:style-name="L3">
        <text:list-item>
          <text:p text:style-name="P21">At any time, set match(<text:span text:style-name="T2">e</text:span>) = match(<text:span text:style-name="T2">e</text:span>) <text:span text:style-name="T9">AND</text:span> trigrams(prefix(<text:span text:style-name="T2">e</text:span>)).</text:p>
        </text:list-item>
        <text:list-item>
          <text:p text:style-name="P21">At any time, set match(<text:span text:style-name="T2">e</text:span>) = match(<text:span text:style-name="T2">e</text:span>) <text:span text:style-name="T9">AND</text:span> trigrams(suffix(<text:span text:style-name="T2">e</text:span>)).</text:p>
        </text:list-item>
        <text:list-item>
          <text:p text:style-name="P10"><text:soft-page-break/>At any time, set match(<text:span text:style-name="T2">e</text:span>) = match(<text:span text:style-name="T2">e</text:span>) <text:span text:style-name="T9">AND</text:span> trigrams(exact(<text:span text:style-name="T2">e</text:span>)).</text:p>
        </text:list-item>
      </text:list>
      <text:p text:style-name="P18">(Information-discarding)</text:p>
      <text:list xml:id="list1298328105" text:style-name="L4">
        <text:list-item>
          <text:p text:style-name="P22">If prefix(<text:span text:style-name="T2">e</text:span>) contains both <text:span text:style-name="T2">s</text:span> and <text:span text:style-name="T2">t</text:span> where <text:span text:style-name="T2">s</text:span> is a prefix of <text:span text:style-name="T2">t</text:span>, discard <text:span text:style-name="T2">t</text:span>.</text:p>
        </text:list-item>
        <text:list-item>
          <text:p text:style-name="P22">If suffix(<text:span text:style-name="T2">e</text:span>) contains both <text:span text:style-name="T2">s</text:span> and <text:span text:style-name="T2">t</text:span> where <text:span text:style-name="T2">s</text:span> is a suffix of <text:span text:style-name="T2">t</text:span>, discard <text:span text:style-name="T2">t</text:span>.</text:p>
        </text:list-item>
        <text:list-item>
          <text:p text:style-name="P22">If prefix(<text:span text:style-name="T2">e</text:span>) is too large, chop the last character off the longest strings in prefix(<text:span text:style-name="T2">e</text:span>).</text:p>
        </text:list-item>
        <text:list-item>
          <text:p text:style-name="P22">If suffix(<text:span text:style-name="T2">e</text:span>) is too large, chop the first character off the longest strings in suffix(<text:span text:style-name="T2">e</text:span>).</text:p>
        </text:list-item>
        <text:list-item>
          <text:p text:style-name="P11">If exact(<text:span text:style-name="T2">e</text:span>) is too large, set exact(<text:span text:style-name="T2">e</text:span>) = unknown.</text:p>
        </text:list-item>
      </text:list>
      <text:p text:style-name="P14">The best way to apply these transformation is to use the information-saving transformations immediately before applying an information-discarding transformation. Effectively, these transformations move information that is about to be discarded from the prefix, suffix, and exact sets into the match query itself. On a related note, a little more information can be squeezed from the concatenation analysis: if <text:span text:style-name="T2">e</text:span><text:span text:style-name="T10">1</text:span><text:span text:style-name="T2">e</text:span><text:span text:style-name="T10">2</text:span> is not exact, match(<text:span text:style-name="T2">e</text:span><text:span text:style-name="T10">1</text:span><text:span text:style-name="T2">e</text:span><text:span text:style-name="T10">2</text:span>) can also require trigrams(suffix(<text:span text:style-name="T2">e</text:span><text:span text:style-name="T10">1</text:span>) × prefix(<text:span text:style-name="T2">e</text:span><text:span text:style-name="T10">2</text:span>)).</text:p>
      <text:p text:style-name="P15"><text:span text:style-name="T4">In addition to these transformations, it helps to apply basic Boolean simplifications to the match query as it is constructed: “</text:span><text:span text:style-name="Source_20_Text"><text:span text:style-name="T7">abc</text:span></text:span><text:span text:style-name="T4"> </text:span><text:span text:style-name="T6">OR</text:span><text:span text:style-name="T4"> (</text:span><text:span text:style-name="Source_20_Text"><text:span text:style-name="T7">abc</text:span></text:span><text:span text:style-name="T4"> </text:span><text:span text:style-name="T6">AND</text:span><text:span text:style-name="Source_20_Text"><text:span text:style-name="T7">def</text:span></text:span><text:span text:style-name="T4">)” is more expensive but no more precise than “</text:span><text:span text:style-name="Source_20_Text"><text:span text:style-name="T7">abc</text:span></text:span><text:span text:style-name="T4">”.</text:span></text:p>
      <text:h text:style-name="P4" text:outline-level="2"><text:bookmark text:name="impl"/>Implementation</text:h>
      <text:p text:style-name="P12"><text:span text:style-name="T4">To demonstrate these ideas, I have published a basic implementation, written in Go, at </text:span><text:a xlink:type="simple" xlink:href="http://code.google.com/p/codesearch">code.google.com/p/codesearch</text:a><text:span text:style-name="T4">. If you have a recent weekly snapshot of </text:span><text:a xlink:type="simple" xlink:href="http://golang.org/">Go installed</text:a><text:span text:style-name="T4"> you can run</text:span></text:p>
      <text:p text:style-name="P23">goinstall code.google.com/p/codesearch/cmd/{cindex,csearch}</text:p>
      <text:p text:style-name="P15"><text:span text:style-name="T4">to install binaries named </text:span><text:span text:style-name="Source_20_Text"><text:span text:style-name="T7">cindex</text:span></text:span><text:span text:style-name="T4"> and </text:span><text:span text:style-name="Source_20_Text"><text:span text:style-name="T7">csearch</text:span></text:span><text:span text:style-name="T4">. If you don't have Go installed, you can </text:span><text:a xlink:type="simple" xlink:href="https://code.google.com/p/codesearch/downloads/list">download binary packages</text:a><text:span text:style-name="T4"> containing binaries for FreeBSD, Linux, OpenBSD, OS X, and Windows.</text:span></text:p>
      <text:p text:style-name="P12"><text:span text:style-name="T4">The first step is to run </text:span><text:span text:style-name="Source_20_Text"><text:span text:style-name="T7">cindex</text:span></text:span><text:span text:style-name="T4"> with a list of directories or files to include in the index:</text:span></text:p>
      <text:p text:style-name="P23">cindex /usr/include $HOME/src</text:p>
      <text:p text:style-name="P15"><text:span text:style-name="T4">By default </text:span><text:span text:style-name="Source_20_Text"><text:span text:style-name="T7">cindex</text:span></text:span><text:span text:style-name="T4"> adds to the existing index, if one exists, so the last command is equivalent to the pair of commands:</text:span></text:p>
      <text:p text:style-name="P23">cindex /usr/include</text:p>
      <text:p text:style-name="P23">cindex $HOME/src</text:p>
      <text:p text:style-name="P15"><text:span text:style-name="T4">With no arguments, </text:span><text:span text:style-name="Source_20_Text"><text:span text:style-name="T7">cindex</text:span></text:span><text:span text:style-name="T4"> refreshes an existing index, so after running the previous commands,</text:span></text:p>
      <text:p text:style-name="P23">cindex</text:p>
      <text:p text:style-name="P15"><text:span text:style-name="T4">will rescan </text:span><text:span text:style-name="Source_20_Text"><text:span text:style-name="T7">/usr/include</text:span></text:span><text:span text:style-name="T4"> and </text:span><text:span text:style-name="Source_20_Text"><text:span text:style-name="T7">$HOME/src</text:span></text:span><text:span text:style-name="T4"> and rewrite the index. Run </text:span><text:span text:style-name="Source_20_Text"><text:span text:style-name="T7">cindex</text:span></text:span><text:span text:style-name="T4"> </text:span><text:span text:style-name="Source_20_Text"><text:span text:style-name="T7">-help</text:span></text:span><text:span text:style-name="T4"> for more details.</text:span></text:p>
      <text:p text:style-name="P12"><text:a xlink:type="simple" xlink:href="https://code.google.com/p/codesearch/source/browse/csearch/index.go">The indexer</text:a><text:span text:style-name="T4"> assumes that files are encoded in UTF-8. It rejects files that are unlikely to be interesting, such as those that contain invalid UTF-8, or that have very long lines, or that have a very large number of distinct trigrams.</text:span></text:p>
      <text:p text:style-name="P12"><text:span text:style-name="T4">The index file contains a list of paths (for reindexing, as described above), a list of indexed files, and then the same posting lists we saw at the beginning of this article, one for each trigram. In practice, this index tends to be around </text:span><text:soft-page-break/><text:span text:style-name="T4">20% of the size of the files being indexed. For example, indexing the </text:span><text:a xlink:type="simple" xlink:href="http://www.kernel.org/pub/linux/kernel/v3.0/">Linux 3.1.3 kernel sources</text:a><text:span text:style-name="T4">, a total of 420 MB, creates a 77 MB index. Of course, the index is organized so that only a small fraction needs to be read for any particular search.</text:span></text:p>
      <text:p text:style-name="P12"><text:span text:style-name="T4">Once the index has been written, run </text:span><text:span text:style-name="Source_20_Text"><text:span text:style-name="T7">csearch</text:span></text:span><text:span text:style-name="T4"> to search:</text:span></text:p>
      <text:p text:style-name="P23">csearch [-c] [-f <text:span text:style-name="T3">fileregexp</text:span>] [-h] [-i] [-l] [-n] <text:span text:style-name="T3">regexp</text:span></text:p>
      <text:p text:style-name="P15"><text:span text:style-name="T4">The regexp syntax is RE2's, which is to say </text:span><text:a xlink:type="simple" xlink:href="http://code.google.com/p/re2/wiki/Syntax">basically Perl's, but without backreferences</text:a><text:span text:style-name="T4">. (RE2 does support capturing parentheses; see the footnote at the bottom of </text:span><text:a xlink:type="simple" xlink:href="http://code.google.com/p/re2">code.google.com/p/re2</text:a><text:span text:style-name="T4"> for the distinction.) The boolean command-line flags are like </text:span><text:span text:style-name="Source_20_Text"><text:span text:style-name="T7">grep</text:span></text:span><text:span text:style-name="T4">'s, except that as is standard for Go programs, there is no distinction between short and long options, so options cannot be combined: it is </text:span><text:span text:style-name="Source_20_Text"><text:span text:style-name="T7">csearch -i -n</text:span></text:span><text:span text:style-name="T4">, not </text:span><text:span text:style-name="Source_20_Text"><text:span text:style-name="T7">csearch -in</text:span></text:span><text:span text:style-name="T4">. The new </text:span><text:span text:style-name="Source_20_Text"><text:span text:style-name="T7">-f</text:span></text:span><text:span text:style-name="T4"> flag causes </text:span><text:span text:style-name="Source_20_Text"><text:span text:style-name="T7">csearch</text:span></text:span><text:span text:style-name="T4"> to consider only files with paths matching </text:span><text:span text:style-name="T5">fileregexp</text:span><text:span text:style-name="T4">.</text:span></text:p>
      <text:p text:style-name="P23">$ csearch -f /usr/include DATAKIT</text:p>
      <text:p text:style-name="P23">/usr/include/bsm/audit_domain.h:#define BSM_PF_DATAKIT <text:s text:c="9"/>9</text:p>
      <text:p text:style-name="P23">/usr/include/gssapi/gssapi.h:#define GSS_C_AF_DATAKIT <text:s text:c="3"/>9</text:p>
      <text:p text:style-name="P23">/usr/include/sys/socket.h:#define <text:s text:c="6"/>AF_DATAKIT <text:s text:c="5"/>9 <text:s text:c="14"/>/* datakit protocols */</text:p>
      <text:p text:style-name="P23">/usr/include/sys/socket.h:#define <text:s text:c="6"/>PF_DATAKIT <text:s text:c="5"/>AF_DATAKIT</text:p>
      <text:p text:style-name="P23">$</text:p>
      <text:p text:style-name="P15"><text:span text:style-name="T4">The </text:span><text:span text:style-name="Source_20_Text"><text:span text:style-name="T7">-verbose</text:span></text:span><text:span text:style-name="T4"> flag causes </text:span><text:span text:style-name="Source_20_Text"><text:span text:style-name="T7">csearch</text:span></text:span><text:span text:style-name="T4"> to report statistics about the search. The </text:span><text:span text:style-name="Source_20_Text"><text:span text:style-name="T7">-brute</text:span></text:span><text:span text:style-name="T4"> flag bypasses the trigram index, searching every file listed in the index instead of using a precise trigram query. In the case of the Datakit query, it turns out that the trigram query narrows the search down to just three files, all of which are matches.</text:span></text:p>
      <text:p text:style-name="P23">$ time csearch -verbose -f /usr/include DATAKIT</text:p>
      <text:p text:style-name="P23">2011/12/10 00:23:24 query: "AKI" "ATA" "DAT" "KIT" "TAK"</text:p>
      <text:p text:style-name="P23">2011/12/10 00:23:24 post query identified 3 possible files</text:p>
      <text:p text:style-name="P23">/usr/include/bsm/audit_domain.h:#define BSM_PF_DATAKIT <text:s text:c="9"/>9</text:p>
      <text:p text:style-name="P23">/usr/include/gssapi/gssapi.h:#define GSS_C_AF_DATAKIT <text:s text:c="3"/>9</text:p>
      <text:p text:style-name="P23">/usr/include/sys/socket.h:#define <text:s text:c="6"/>AF_DATAKIT <text:s text:c="5"/>9 <text:s text:c="14"/>/* datakit protocols */</text:p>
      <text:p text:style-name="P23">/usr/include/sys/socket.h:#define <text:s text:c="6"/>PF_DATAKIT <text:s text:c="5"/>AF_DATAKIT</text:p>
      <text:p text:style-name="P23">0.00u 0.00s 0.00r</text:p>
      <text:p text:style-name="P23">$ </text:p>
      <text:p text:style-name="P14">In contrast, without the index we'd have to search 2,739 files:</text:p>
      <text:p text:style-name="P23">$ time csearch -brute -verbose -f /usr/include DATAKIT</text:p>
      <text:p text:style-name="P23">2011/12/10 00:25:02 post query identified 2739 possible files</text:p>
      <text:p text:style-name="P23">/usr/include/bsm/audit_domain.h:#define BSM_PF_DATAKIT <text:s text:c="9"/>9</text:p>
      <text:p text:style-name="P23">/usr/include/gssapi/gssapi.h:#define GSS_C_AF_DATAKIT <text:s text:c="3"/>9</text:p>
      <text:p text:style-name="P23">/usr/include/sys/socket.h:#define <text:s text:c="6"/>AF_DATAKIT <text:s text:c="5"/>9 <text:s text:c="14"/>/* datakit protocols */</text:p>
      <text:p text:style-name="P23">/usr/include/sys/socket.h:#define <text:s text:c="6"/>PF_DATAKIT <text:s text:c="5"/>AF_DATAKIT</text:p>
      <text:p text:style-name="P23">0.08u 0.03s 0.11r <text:s/># brute force</text:p>
      <text:p text:style-name="P23">$ </text:p>
      <text:p text:style-name="P15"><text:span text:style-name="T4">(I am using </text:span><text:span text:style-name="Source_20_Text"><text:span text:style-name="T7">/usr/include</text:span></text:span><text:span text:style-name="T4"> on an OS X Lion laptop. You may get slightly different results on your system.)</text:span></text:p>
      <text:p text:style-name="P12"><text:soft-page-break/><text:span text:style-name="T4">As a larger example, we can search for </text:span><text:span text:style-name="Source_20_Text"><text:span text:style-name="T7">hello world</text:span></text:span><text:span text:style-name="T4"> in the Linux 3.1.3 kernel. The trigram index narrows the search from 36,972 files to 25 files and cuts the time required for the search by about 100x.</text:span></text:p>
      <text:p text:style-name="P23">$ time csearch -verbose -c 'hello world'</text:p>
      <text:p text:style-name="P23">2011/12/10 00:31:16 query: " wo" "ell" "hel" "llo" "lo " "o w" "orl" "rld" "wor"</text:p>
      <text:p text:style-name="P23">2011/12/10 00:31:16 post query identified 25 possible files</text:p>
      <text:p text:style-name="P23">/Users/rsc/pub/linux-3.1.3/Documentation/filesystems/ramfs-rootfs-initramfs.txt: 2</text:p>
      <text:p text:style-name="P23">/Users/rsc/pub/linux-3.1.3/Documentation/s390/Debugging390.txt: 3</text:p>
      <text:p text:style-name="P23">/Users/rsc/pub/linux-3.1.3/arch/blackfin/kernel/kgdb_test.c: 1</text:p>
      <text:p text:style-name="P23">/Users/rsc/pub/linux-3.1.3/arch/frv/kernel/gdb-stub.c: 1</text:p>
      <text:p text:style-name="P23">/Users/rsc/pub/linux-3.1.3/arch/mn10300/kernel/gdb-stub.c: 1</text:p>
      <text:p text:style-name="P23">/Users/rsc/pub/linux-3.1.3/drivers/media/video/msp3400-driver.c: 1</text:p>
      <text:p text:style-name="P23">0.01u 0.00s 0.01r</text:p>
      <text:p text:style-name="P23">$ </text:p>
      <text:p text:style-name="P25"/>
      <text:p text:style-name="P23">$ time csearch -brute -verbose -h 'hello world'</text:p>
      <text:p text:style-name="P23">2011/12/10 00:31:38 query: " wo" "ell" "hel" "llo" "lo " "o w" "orl" "rld" "wor"</text:p>
      <text:p text:style-name="P23">2011/12/10 00:31:38 post query identified 36972 possible files</text:p>
      <text:p text:style-name="P23">/Users/rsc/pub/linux-3.1.3/Documentation/filesystems/ramfs-rootfs-initramfs.txt: 2</text:p>
      <text:p text:style-name="P23">/Users/rsc/pub/linux-3.1.3/Documentation/s390/Debugging390.txt: 3</text:p>
      <text:p text:style-name="P23">/Users/rsc/pub/linux-3.1.3/arch/blackfin/kernel/kgdb_test.c: 1</text:p>
      <text:p text:style-name="P23">/Users/rsc/pub/linux-3.1.3/arch/frv/kernel/gdb-stub.c: 1</text:p>
      <text:p text:style-name="P23">/Users/rsc/pub/linux-3.1.3/arch/mn10300/kernel/gdb-stub.c: 1</text:p>
      <text:p text:style-name="P23">/Users/rsc/pub/linux-3.1.3/drivers/media/video/msp3400-driver.c: 1</text:p>
      <text:p text:style-name="P23">1.26u 0.42s 1.96r <text:s/># brute force</text:p>
      <text:p text:style-name="P23">$ </text:p>
      <text:p text:style-name="P14">For case-insensitive searches, the less precise query means that the speedup is not as great, but it is still an order of magnitude better than brute force:</text:p>
      <text:p text:style-name="P23">$ time csearch -verbose -i -c 'hello world'</text:p>
      <text:p text:style-name="P23">2011/12/10 00:42:22 query: ("HEL"|"HEl"|"HeL"|"Hel"|"hEL"|"hEl"|"heL"|"hel")</text:p>
      <text:p text:style-name="P24"><text:s text:c="2"/><text:span text:style-name="T1">("ELL"|"ELl"|"ElL"|"Ell"|"eLL"|"eLl"|"elL"|"ell")</text:span></text:p>
      <text:p text:style-name="P24"><text:s text:c="2"/><text:span text:style-name="T1">("LLO"|"LLo"|"LlO"|"Llo"|"lLO"|"lLo"|"llO"|"llo")</text:span></text:p>
      <text:p text:style-name="P24"><text:s text:c="2"/><text:span text:style-name="T1">("LO "|"Lo "|"lO "|"lo ") ("O W"|"O w"|"o W"|"o w") (" WO"|" Wo"|" wO"|" wo")</text:span></text:p>
      <text:p text:style-name="P24"><text:s text:c="2"/><text:span text:style-name="T1">("WOR"|"WOr"|"WoR"|"Wor"|"wOR"|"wOr"|"woR"|"wor")</text:span></text:p>
      <text:p text:style-name="P24"><text:s text:c="2"/><text:span text:style-name="T1">("ORL"|"ORl"|"OrL"|"Orl"|"oRL"|"oRl"|"orL"|"orl") </text:span></text:p>
      <text:p text:style-name="P24"><text:s text:c="2"/><text:span text:style-name="T1">("RLD"|"RLd"|"RlD"|"Rld"|"rLD"|"rLd"|"rlD"|"rld")</text:span></text:p>
      <text:p text:style-name="P23">2011/12/10 00:42:22 post query identified 599 possible files</text:p>
      <text:p text:style-name="P23">/Users/rsc/pub/linux-3.1.3/Documentation/filesystems/ramfs-rootfs-initramfs.txt: 3</text:p>
      <text:p text:style-name="P23">/Users/rsc/pub/linux-3.1.3/Documentation/java.txt: 1</text:p>
      <text:p text:style-name="P23">/Users/rsc/pub/linux-3.1.3/Documentation/s390/Debugging390.txt: 3</text:p>
      <text:p text:style-name="P23">/Users/rsc/pub/linux-3.1.3/arch/blackfin/kernel/kgdb_test.c: 1</text:p>
      <text:p text:style-name="P23">/Users/rsc/pub/linux-3.1.3/arch/frv/kernel/gdb-stub.c: 1</text:p>
      <text:p text:style-name="P23">/Users/rsc/pub/linux-3.1.3/arch/mn10300/kernel/gdb-stub.c: 1</text:p>
      <text:p text:style-name="P23">/Users/rsc/pub/linux-3.1.3/arch/powerpc/platforms/powermac/udbg_scc.c: 1</text:p>
      <text:p text:style-name="P23">/Users/rsc/pub/linux-3.1.3/drivers/media/video/msp3400-driver.c: 1</text:p>
      <text:p text:style-name="P23">/Users/rsc/pub/linux-3.1.3/drivers/net/sfc/selftest.c: 1</text:p>
      <text:p text:style-name="P23"><text:soft-page-break/>/Users/rsc/pub/linux-3.1.3/samples/kdb/kdb_hello.c: 2</text:p>
      <text:p text:style-name="P23">0.07u 0.01s 0.08r</text:p>
      <text:p text:style-name="P23">$</text:p>
      <text:p text:style-name="P25"/>
      <text:p text:style-name="P23">$ time csearch -brute -verbose -i -c 'hello world'</text:p>
      <text:p text:style-name="P23">2011/12/10 00:42:33 post query identified 36972 possible files</text:p>
      <text:p text:style-name="P23">/Users/rsc/pub/linux-3.1.3/Documentation/filesystems/ramfs-rootfs-initramfs.txt: 3</text:p>
      <text:p text:style-name="P23">/Users/rsc/pub/linux-3.1.3/Documentation/java.txt: 1</text:p>
      <text:p text:style-name="P23">/Users/rsc/pub/linux-3.1.3/Documentation/s390/Debugging390.txt: 3</text:p>
      <text:p text:style-name="P23">/Users/rsc/pub/linux-3.1.3/arch/blackfin/kernel/kgdb_test.c: 1</text:p>
      <text:p text:style-name="P23">/Users/rsc/pub/linux-3.1.3/arch/frv/kernel/gdb-stub.c: 1</text:p>
      <text:p text:style-name="P23">/Users/rsc/pub/linux-3.1.3/arch/mn10300/kernel/gdb-stub.c: 1</text:p>
      <text:p text:style-name="P23">/Users/rsc/pub/linux-3.1.3/arch/powerpc/platforms/powermac/udbg_scc.c: 1</text:p>
      <text:p text:style-name="P23">/Users/rsc/pub/linux-3.1.3/drivers/media/video/msp3400-driver.c: 1</text:p>
      <text:p text:style-name="P23">/Users/rsc/pub/linux-3.1.3/drivers/net/sfc/selftest.c: 1</text:p>
      <text:p text:style-name="P23">/Users/rsc/pub/linux-3.1.3/samples/kdb/kdb_hello.c: 2</text:p>
      <text:p text:style-name="P23">1.24u 0.34s 1.59r <text:s/># brute force</text:p>
      <text:p text:style-name="P23">$ </text:p>
      <text:p text:style-name="P12"><text:span text:style-name="T4">To minimize I/O and take advantage of operating system caching, </text:span><text:span text:style-name="Source_20_Text"><text:span text:style-name="T7">csearch</text:span></text:span><text:span text:style-name="T4"> uses </text:span><text:span text:style-name="Source_20_Text"><text:span text:style-name="T7">mmap</text:span></text:span><text:span text:style-name="T4"> to map the index into memory and in doing so read directly from the operating system's file cache. This makes </text:span><text:span text:style-name="Source_20_Text"><text:span text:style-name="T7">csearch</text:span></text:span><text:span text:style-name="T4"> run quickly on repeated runs without using a server process.</text:span></text:p>
      <text:p text:style-name="P12"><text:span text:style-name="T4">The source code for these tools is at </text:span><text:a xlink:type="simple" xlink:href="https://code.google.com/p/codesearch">code.google.com/p/codesearch</text:a><text:span text:style-name="T4">. The files illustrating the techniques from this article are </text:span><text:a xlink:type="simple" xlink:href="https://code.google.com/p/codesearch/source/browse/index/regexp.go"><text:span text:style-name="Source_20_Text"><text:span text:style-name="T7">index/regexp.go</text:span></text:span></text:a><text:span text:style-name="T4">(regexp to query), </text:span><text:a xlink:type="simple" xlink:href="https://code.google.com/p/codesearch/source/browse/index/read.go"><text:span text:style-name="Source_20_Text"><text:span text:style-name="T7">index/read.go</text:span></text:span></text:a><text:span text:style-name="T4"> (reading from index), and </text:span><text:a xlink:type="simple" xlink:href="https://code.google.com/p/codesearch/source/browse/index/write.go"><text:span text:style-name="Source_20_Text"><text:span text:style-name="T7">index/write.go</text:span></text:span></text:a><text:span text:style-name="T4"> (writing an index).</text:span></text:p>
      <text:p text:style-name="P12"><text:span text:style-name="T4">The code also includes, in </text:span><text:a xlink:type="simple" xlink:href="https://code.google.com/p/codesearch/source/browse/regexp/match.go"><text:span text:style-name="Source_20_Text"><text:span text:style-name="T7">regexp/match.go</text:span></text:span></text:a><text:span text:style-name="T4">, a custom DFA-based matching engine tuned just for the </text:span><text:span text:style-name="Source_20_Text"><text:span text:style-name="T7">csearch</text:span></text:span><text:span text:style-name="T4"> tool. The only thing this engine is good for is implementing grep, but that it does very quickly. Because it can call on the </text:span><text:a xlink:type="simple" xlink:href="http://golang.org/pkg/regexp/syntax">standard Go package</text:a><text:span text:style-name="T4"> to parse regular expressions and boil them down to basic operations, the new matcher is under 500 lines of code.</text:span></text:p>
      <text:h text:style-name="P4" text:outline-level="2"><text:bookmark text:name="history"/>History</text:h>
      <text:p text:style-name="P12"><text:span text:style-name="T4">Neither </text:span><text:span text:style-name="T5">n</text:span><text:span text:style-name="T4">-grams nor their application to pattern matching is new. Shannon used </text:span><text:span text:style-name="T5">n</text:span><text:span text:style-name="T4">-grams in his seminal 1948 paper “A Mathematical Theory of Communication” [</text:span><text:a xlink:type="simple" xlink:href="http://swtch.com/~rsc/regexp/regexp4.html#1">1</text:a><text:span text:style-name="T4">] to analyze the information content of English text. Even then, </text:span><text:span text:style-name="T5">n</text:span><text:span text:style-name="T4">-grams were old hat. Shannon cites Pratt's 1939 book </text:span><text:span text:style-name="T5">Secret and Urgent</text:span><text:span text:style-name="T4"> [</text:span><text:a xlink:type="simple" xlink:href="http://swtch.com/~rsc/regexp/regexp4.html#2">2</text:a><text:span text:style-name="T4">], and one imagines that Shannon used </text:span><text:span text:style-name="T5">n</text:span><text:span text:style-name="T4">-gram analysis during his wartime cryptography work.</text:span></text:p>
      <text:p text:style-name="P12"><text:span text:style-name="T4">Zobel, Moffat, and Sacks-Davis's 1993 paper “Searching Large Lexicons for Partially Specified Terms using Compressed Inverted Files” [</text:span><text:a xlink:type="simple" xlink:href="http://swtch.com/~rsc/regexp/regexp4.html#3">3</text:a><text:span text:style-name="T4">] describes how to use an inverted index of the </text:span><text:span text:style-name="T5">n</text:span><text:span text:style-name="T4">-grams in a set of words (a lexicon) to map a pattern like </text:span><text:span text:style-name="Source_20_Text"><text:span text:style-name="T7">fro*n</text:span></text:span><text:span text:style-name="T4"> to matches like </text:span><text:span text:style-name="Source_20_Text"><text:span text:style-name="T7">frozen</text:span></text:span><text:span text:style-name="T4"> or </text:span><text:span text:style-name="Source_20_Text"><text:span text:style-name="T7">frogspawn</text:span></text:span><text:span text:style-name="T4">. Witten, Moffat, and Bell's 1994 classic book </text:span><text:span text:style-name="T5">Managing Gigabytes</text:span><text:span text:style-name="T4"> [</text:span><text:a xlink:type="simple" xlink:href="http://swtch.com/~rsc/regexp/regexp4.html#4">4</text:a><text:span text:style-name="T4">] summarized the same approach. Zobel et al.'s paper mentions that the technique can be applied to a richer pattern language than just </text:span><text:span text:style-name="Source_20_Text"><text:span text:style-name="T7">*</text:span></text:span><text:span text:style-name="T4"> wildcards, but only demonstrates a simple character class:</text:span></text:p>
      <text:p text:style-name="P5"><text:span text:style-name="T4">Note that </text:span><text:span text:style-name="T5">n</text:span><text:span text:style-name="T4">-grams can be used to support other kinds of pattern matching. For example, if </text:span><text:span text:style-name="T5">n</text:span><text:span text:style-name="T4"> = 3 and </text:span><text:soft-page-break/><text:span text:style-name="T4">patterns contain sequences such as </text:span><text:span text:style-name="Source_20_Text"><text:span text:style-name="T7">ab[cd]e</text:span></text:span><text:span text:style-name="T4">, where the square brackets denote that the character between </text:span><text:span text:style-name="Source_20_Text"><text:span text:style-name="T7">b</text:span></text:span><text:span text:style-name="T4"> and </text:span><text:span text:style-name="Source_20_Text"><text:span text:style-name="T7">e</text:span></text:span><text:span text:style-name="T4"> must be either </text:span><text:span text:style-name="Source_20_Text"><text:span text:style-name="T7">c</text:span></text:span><text:span text:style-name="T4"> or </text:span><text:span text:style-name="Source_20_Text"><text:span text:style-name="T7">d</text:span></text:span><text:span text:style-name="T4">, then matches can be found by looking for strings containing either </text:span><text:span text:style-name="Source_20_Text"><text:span text:style-name="T7">abc</text:span></text:span><text:span text:style-name="T4"> and </text:span><text:span text:style-name="Source_20_Text"><text:span text:style-name="T7">bce</text:span></text:span><text:span text:style-name="T4"> or </text:span><text:span text:style-name="Source_20_Text"><text:span text:style-name="T7">abd</text:span></text:span><text:span text:style-name="T4"> and </text:span><text:span text:style-name="Source_20_Text"><text:span text:style-name="T7">bde</text:span></text:span><text:span text:style-name="T4">.</text:span></text:p>
      <text:p text:style-name="P14">The main difference between the Zobel paper and our implementation is that a gigabyte is no longer a large amount of data, so instead of applying <text:span text:style-name="T2">n</text:span>-gram indexing and pattern matching to just the word list, we have the computational resources to apply it to an entire document set. The trigram query generation rules given above generate the query</text:p>
      <text:p text:style-name="P23">(abc <text:span text:style-name="T9">AND</text:span> bce) <text:span text:style-name="T9">OR</text:span> (abd <text:span text:style-name="T9">AND</text:span> bde)</text:p>
      <text:p text:style-name="P15"><text:span text:style-name="T4">for the regular expression </text:span><text:span text:style-name="Source_20_Text"><text:span text:style-name="T7">ab[cd]e</text:span></text:span><text:span text:style-name="T4">. If the implementation chose to apply the simplifying transformations more aggressively, it would use a smaller memory footprint but arrive at</text:span></text:p>
      <text:p text:style-name="P23">(abc <text:span text:style-name="T9">OR</text:span> abd) <text:span text:style-name="T9">AND</text:span> (bce <text:span text:style-name="T9">OR</text:span> bde)</text:p>
      <text:p text:style-name="P14">instead. This second query is equally valid but less precise, demonstrating the tradeoff between memory usage and precision.</text:p>
      <text:h text:style-name="P4" text:outline-level="2"><text:bookmark text:name="summary"/>Summary</text:h>
      <text:p text:style-name="P13">Regular expression matching over large numbers of small documents can be made fast by using an index of the trigrams present in each document. The use of trigrams for this purpose is not new, but neither is it well known.</text:p>
      <text:p text:style-name="P12"><text:span text:style-name="T4">Despite all their </text:span><text:a xlink:type="simple" xlink:href="http://code.google.com/p/re2/wiki/Syntax">apparent syntactic complexity</text:a><text:span text:style-name="T4">, regular expressions in the mathematical sense of the term can always be reduced to the few cases (empty string, single character, repetition, concatenation, and alternation) considered above. This underlying simplicity makes it possible to implement efficient search algorithms like the ones in the </text:span><text:a xlink:type="simple" xlink:href="http://swtch.com/~rsc/regexp/regexp1.html">first</text:a><text:span text:style-name="T4"> </text:span><text:a xlink:type="simple" xlink:href="http://swtch.com/~rsc/regexp/regexp2.html">three</text:a><text:span text:style-name="T4"> </text:span><text:a xlink:type="simple" xlink:href="http://swtch.com/~rsc/regexp/regexp3.html">articles</text:a><text:span text:style-name="T4"> in this series. The analysis above, which converts a regular expression into a trigram query, is the heart of the indexed matcher, and it is made possible by the same simplicity.</text:span></text:p>
      <text:p text:style-name="P12"><text:span text:style-name="T4">If you miss Google Code Search and want to run fast indexed regular expression searches over your local code, give the </text:span><text:a xlink:type="simple" xlink:href="https://code.google.com/p/codesearch/">standalone programs</text:a><text:span text:style-name="T4"> a try.</text:span></text:p>
      <text:h text:style-name="P4" text:outline-level="2"><text:bookmark text:name="ack"/>Acknowledgements</text:h>
      <text:p text:style-name="P13">Thanks to everyone at Google who worked on or supported Code Search over the past five years. There are too many to name individually, but it was truly a team effort and a lot of fun.</text:p>
      <text:h text:style-name="P4" text:outline-level="2"><text:bookmark text:name="refs"/>References</text:h>
      <text:p text:style-name="P15"><text:span text:style-name="T4">[</text:span><text:bookmark text:name="1"/><text:span text:style-name="T4">1] Claude Shannon, “</text:span><text:a xlink:type="simple" xlink:href="http://cm.bell-labs.com/cm/ms/what/shannonday/shannon1948.pdf">A Mathematical Theory of Communication</text:a><text:span text:style-name="T4">,” </text:span><text:span text:style-name="T5">Bell System Technical Journal</text:span><text:span text:style-name="T4">, July, October 1948.</text:span></text:p>
      <text:p text:style-name="P15"><text:span text:style-name="T4">[</text:span><text:bookmark text:name="2"/><text:span text:style-name="T4">2] Fletcher Pratt, </text:span><text:a xlink:type="simple" xlink:href="http://books.google.com/books?id=SnS7bwAACAAJ"><text:span text:style-name="T5">Secret and Urgent: The Story of Codes and Ciphers</text:span></text:a><text:span text:style-name="T4">, 1939. Reprinted by Aegean Park Press, 1996.</text:span></text:p>
      <text:p text:style-name="P15"><text:span text:style-name="T4">[</text:span><text:bookmark text:name="3"/><text:span text:style-name="T4">3] Justin Zobel, Alistair Moffat, and Ron Sacks-Davis, “</text:span><text:a xlink:type="simple" xlink:href="http://www.vldb.org/conf/1993/P290.PDF">Searching Large Lexicons for Partially Specified Terms using Compressed Inverted Files,</text:a><text:span text:style-name="T4">”</text:span><text:span text:style-name="T5">Proceedings of the 19th VLDB Conference</text:span><text:span text:style-name="T4">, 1993.</text:span></text:p>
      <text:p text:style-name="P15"><text:soft-page-break/><text:span text:style-name="T4">[</text:span><text:bookmark text:name="4"/><text:span text:style-name="T4">4] Ian Witten, Alistair Moffat, and Timothy Bell, </text:span><text:a xlink:type="simple" xlink:href="http://books.google.com/books?id=2F74jyPl48EC"><text:span text:style-name="T5">Managing Gigabytes: Compressing and Indexing Documents and Images</text:span></text:a><text:span text:style-name="T4">, 1994. Second Edition, 1999.</text:span></text:p>
      <text:p text:style-name="Text_20_body"/>
      <text:p text:style-name="P16"><text:span text:style-name="T4">Copyright © 2012 Russ Cox. All Rights Reserved. <text:line-break/></text:span><text:a xlink:type="simple" xlink:href="http://swtch.com/~rsc/regexp/">http://swtch.com/~rsc/regexp/</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face style:name="serif" svg:font-family="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1"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5-04T18:00:39</meta:creation-date>
    <dc:date>2012-05-04T18:03:03</dc:date>
    <dc:creator>Administrator </dc:creator>
    <meta:editing-duration>PT2M9S</meta:editing-duration>
    <meta:editing-cycles>2</meta:editing-cycles>
    <meta:generator>LibreOffice/3.5$Linux_x86 LibreOffice_project/350m1$Build-202</meta:generator>
    <meta:document-statistic meta:table-count="1" meta:image-count="1" meta:object-count="1" meta:page-count="11" meta:paragraph-count="324" meta:word-count="3664" meta:character-count="24021" meta:non-whitespace-character-count="20429"/>
  </office:meta>
</office:document-meta>
</file>